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FolksBlack" svg:font-family="FolksBlack" style:font-pitch="variable"/>
    <style:font-face style:name="rsfs10" svg:font-family="rsfs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3"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4"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fo:break-before="page"/>
      <style:text-properties style:font-name="monospace" fo:font-size="15pt" fo:font-weight="normal" style:font-size-asian="15pt" style:font-weight-asian="normal" style:font-size-complex="15pt" style:font-weight-complex="normal"/>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Heading">
      <style:paragraph-properties fo:break-before="page"/>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Índice</text:p>
          </text:index-title>
          <text:p text:style-name="P10">Compilación Poética<text:tab/>2</text:p>
          <text:p text:style-name="P1">Bit de la Vida<text:tab/>2</text:p>
          <text:p text:style-name="P1">CopyLeft - CopyRight<text:tab/>2</text:p>
          <text:p text:style-name="P1">El Espejo Dibujante<text:tab/>4</text:p>
          <text:p text:style-name="P1">El sentir tecnológico<text:tab/>5</text:p>
          <text:p text:style-name="P1">Erase una shell...<text:tab/>6</text:p>
          <text:p text:style-name="P1">Mi Universo<text:tab/>7</text:p>
          <text:p text:style-name="P1">"Somos muchos... Seremos más"<text:tab/>7</text:p>
          <text:p text:style-name="P1">Tecnología Distópica, Retrato de un mañana que no debemos permitir<text:tab/>8</text:p>
          <text:p text:style-name="P1">Virtual<text:tab/>12</text:p>
          <text:p text:style-name="P1">Sin nombre<text:tab/>12</text:p>
          <text:p text:style-name="P1">EL BINARIO<text:tab/>14</text:p>
          <text:p text:style-name="P1">La noche<text:tab/>15</text:p>
          <text:p text:style-name="P1">La noche<text:tab/>15</text:p>
          <text:p text:style-name="P1">La libertad cubre el horizonte.<text:tab/>15</text:p>
          <text:p text:style-name="P10">Ensayos<text:tab/>17</text:p>
          <text:p text:style-name="P1">La Libertad del Pensamiento Innovador<text:tab/>17</text:p>
          <text:p text:style-name="P1">Figura de las mujeres en el movimiento social del Software Libre<text:tab/>21</text:p>
          <text:p text:style-name="P1">La Rebelión de los Perros<text:tab/>26</text:p>
          <text:p text:style-name="P1">La revolución en el negocio de la música y las tecnologías libres como alternativa<text:tab/>31</text:p>
        </text:index-body>
      </text:table-of-content>
      <text:p text:style-name="P4"><text:span text:style-name="T1"/></text:p>
      <text:p text:style-name="P4"><text:toc-mark-end text:id="IMark2882119756"/><text:toc-mark-start text:id="IMark2882119756" text:outline-level="1"/><text:span text:style-name="T1"/></text:p>
      <text:p text:style-name="P9"><text:toc-mark-start text:id="IMark2882121644" text:outline-level="1"/><text:span text:style-name="T1">Compilación Poética</text:span><text:toc-mark-end text:id="IMark2882121644"/></text:p>
      <text:p text:style-name="P4"><text:span text:style-name="T1"/></text:p>
      <text:p text:style-name="P4"><text:toc-mark-start text:id="IMark2882121644" text:outline-level="2"/><text:span text:style-name="T1">Bit de la Vida</text:span><text:toc-mark-end text:id="IMark2882121644"/></text:p>
      <text:p text:style-name="P4"></text:p>
      <text:p text:style-name="P4">------[ Bit de la Vida&lt;br&gt;</text:p>
      <text:p text:style-name="P4">Por mi&lt;br&gt;</text:p>
      <text:p text:style-name="P4">El md5 del alma existe&lt;br&gt;</text:p>
      <text:p text:style-name="P4">------[EOF&lt;br&gt;</text:p>
      <text:p text:style-name="P4"></text:p>
      <text:p text:style-name="P4">por Luis García</text:p>
      <text:p text:style-name="P4">Licencia, Copyleft 2010 - Reconocimiento-Compartir bajo la misma licencia 3.0</text:p>
      <text:p text:style-name="P4"/>
      <text:p text:style-name="P4"><text:toc-mark text:string-value="CopyLeft - CopyRight" text:outline-level="2"/><text:span text:style-name="T1">CopyLeft - CopyRight</text:span></text:p>
      <text:p text:style-name="P4"></text:p>
      <text:p text:style-name="P4">Copyleft se dice en inglés</text:p>
      <text:p text:style-name="P4">y en español izquierda de copia es</text:p>
      <text:p text:style-name="P4">otros le van a llamar</text:p>
      <text:p text:style-name="P4">izquierda de autor...</text:p>
      <text:p text:style-name="P4">Con todos los perjuicios reservados...</text:p>
      <text:p text:style-name="P4">Con todos los derechos revocados...</text:p>
      <text:p text:style-name="P4"></text:p>
      <text:p text:style-name="P4">La verdad es que no es</text:p>
      <text:p text:style-name="P4">Copyright como se dice en inglés</text:p>
      <text:p text:style-name="P4">que en español derecha de copia es</text:p>
      <text:p text:style-name="P4">o ¿Como tú lo ves...?</text:p>
      <text:p text:style-name="P4">¿Derechos de autor...?</text:p>
      <text:p text:style-name="P4">Con todos los derechos reservados...</text:p>
      <text:p text:style-name="P4">Según es para proteger al autor...</text:p>
      <text:p text:style-name="P4">Realmente es para restringir su distribución...</text:p>
      <text:p text:style-name="P4"></text:p>
      <text:p text:style-name="P4">Los conocimientos son libres</text:p>
      <text:p text:style-name="P4">y se pueden y se deben</text:p>
      <text:p text:style-name="P4">aprender, enseñar, modificar</text:p>
      <text:p text:style-name="P4">y por supuesto compartir y distribuir...</text:p>
      <text:p text:style-name="P4"></text:p>
      <text:p text:style-name="P4">Solamente con leer y escribir otra vez</text:p>
      <text:p text:style-name="P4">y no hay nada que proteger</text:p>
      <text:p text:style-name="P4">cuando se quiere compartir...</text:p>
      <text:p text:style-name="P4"></text:p>
      <text:p text:style-name="P4">Nada de aquí escrito es de mi propiedad...</text:p>
      <text:p text:style-name="P4">Ningua palabra he inventado...</text:p>
      <text:p text:style-name="P4">Todo es una recopilación...</text:p>
      <text:p text:style-name="P4">Todo es un juego de palabras...</text:p>
      <text:p text:style-name="P4"></text:p>
      <text:p text:style-name="P4">De esas que fui adquiriendo poco a poco</text:p>
      <text:p text:style-name="P4">desde mi educación...</text:p>
      <text:p text:style-name="P4">Con los libros y la lectura</text:p>
      <text:p text:style-name="P4"><text:soft-page-break/>de esa mi formación...</text:p>
      <text:p text:style-name="P4">Que con un poco de imaginación</text:p>
      <text:p text:style-name="P4">dejo aquí para su reflexión...</text:p>
      <text:p text:style-name="P4"></text:p>
      <text:p text:style-name="P4">El copyleft me permite</text:p>
      <text:p text:style-name="P4">dejar a vuestra decisión</text:p>
      <text:p text:style-name="P4">si lo toma o lo deja</text:p>
      <text:p text:style-name="P4">para su modificación y distribución...</text:p>
      <text:p text:style-name="P4"></text:p>
      <text:p text:style-name="P4">Si lo enseña y lo comparte</text:p>
      <text:p text:style-name="P4">a vuestra discreción...</text:p>
      <text:p text:style-name="P4">Pues el conocimiento es libre</text:p>
      <text:p text:style-name="P4">al igual que la educación...</text:p>
      <text:p text:style-name="P4"></text:p>
      <text:p text:style-name="P4">Es su problema mi amig@</text:p>
      <text:p text:style-name="P4">si nombra ya a su autor</text:p>
      <text:p text:style-name="P4">y si por irrespeto lo hace suyo</text:p>
      <text:p text:style-name="P4">es mejor que en la distribución</text:p>
      <text:p text:style-name="P4">se reserve su distinción...</text:p>
      <text:p text:style-name="P4"></text:p>
      <text:p text:style-name="P4">Todo esto estoy seguro</text:p>
      <text:p text:style-name="P4">merece reflexión</text:p>
      <text:p text:style-name="P4">lectura y comprensión</text:p>
      <text:p text:style-name="P4">y desde luego surgirá la modificación ...</text:p>
      <text:p text:style-name="P4"></text:p>
      <text:p text:style-name="P4">Sea usted libre de nombrar a su autor</text:p>
      <text:p text:style-name="P4">comparta, enseñe y explique</text:p>
      <text:p text:style-name="P4">que para mí será un honor...</text:p>
      <text:p text:style-name="P4"></text:p>
      <text:p text:style-name="P4">Que hermoso sería</text:p>
      <text:p text:style-name="P4">que con este escrito y su interpretación</text:p>
      <text:p text:style-name="P4">haga surgir su imaginación e inspiración...</text:p>
      <text:p text:style-name="P4"></text:p>
      <text:p text:style-name="P4">La originalidad del autor</text:p>
      <text:p text:style-name="P4">es una fuente inagotable...</text:p>
      <text:p text:style-name="P4">Llena de creatividad...</text:p>
      <text:p text:style-name="P4">Llena de inspiración...</text:p>
      <text:p text:style-name="P4">De obras o cosas que pasan por su imaginación</text:p>
      <text:p text:style-name="P4">o que simplemente vió con antelación...</text:p>
      <text:p text:style-name="P4"></text:p>
      <text:p text:style-name="P4">Si me reservo el derecho del autor</text:p>
      <text:p text:style-name="P4">me convierto en un propietario</text:p>
      <text:p text:style-name="P4">de mi manifestación...</text:p>
      <text:p text:style-name="P4">Privatizando la comunicación...</text:p>
      <text:p text:style-name="P4">No permitiendo su distribución...</text:p>
      <text:p text:style-name="P4"></text:p>
      <text:p text:style-name="P4">Para que otros se deleiten</text:p>
      <text:p text:style-name="P4">con la obra en cuestión...</text:p>
      <text:p text:style-name="P4"><text:soft-page-break/>Así no hay educación</text:p>
      <text:p text:style-name="P4">se pierde la cultura</text:p>
      <text:p text:style-name="P4">y por ende la formación...</text:p>
      <text:p text:style-name="P4"></text:p>
      <text:p text:style-name="P4">El Copyleft nos permite</text:p>
      <text:p text:style-name="P4">compartir el conocimiento</text:p>
      <text:p text:style-name="P4">y esto nos dará libertad</text:p>
      <text:p text:style-name="P4">para toda la humanidad...</text:p>
      <text:p text:style-name="P4"></text:p>
      <text:p text:style-name="P4">Héctor Molina</text:p>
      <text:p text:style-name="P4">Copyleft - GFDL (Licencia de Documentación Libre de GNU)</text:p>
      <text:p text:style-name="P4">Todos los perjuicios reservados</text:p>
      <text:p text:style-name="P4">Todos los derechos revocados</text:p>
      <text:p text:style-name="P4"/>
      <text:p text:style-name="P4"><text:toc-mark text:string-value="El Espejo Dibujante" text:outline-level="2"/><text:span text:style-name="T1">El Espejo Dibujante</text:span></text:p>
      <text:p text:style-name="P4"></text:p>
      <text:p text:style-name="P4">Este espacio que distancia una emulación de lo certero</text:p>
      <text:p text:style-name="P4">es el que me deja escribir sin pulso entre hojas simuladas.</text:p>
      <text:p text:style-name="P4"></text:p>
      <text:p text:style-name="P4">La realidad ataviada con circuitos y tarjetas</text:p>
      <text:p text:style-name="P4">se pasea en su caparazón de organza</text:p>
      <text:p text:style-name="P4">y aleja los sentidos de todo elemento viviente.</text:p>
      <text:p text:style-name="P4"></text:p>
      <text:p text:style-name="P4">Entonces, es sueño sólo lo que se posee</text:p>
      <text:p text:style-name="P4">y la virtud son todos los deseos</text:p>
      <text:p text:style-name="P4">atados en multicolores cables plásticos</text:p>
      <text:p text:style-name="P4">a la libreta de mi esperanza.</text:p>
      <text:p text:style-name="P4"></text:p>
      <text:p text:style-name="P4">Por Mariángela Petrizzo</text:p>
      <text:p text:style-name="P4">Obra bajo dominio público</text:p>
      <text:p text:style-name="P4"/>
      <text:p text:style-name="P4"><text:toc-mark-start text:id="IMark2882059548" text:outline-level="2"/><text:span text:style-name="T1">El sentir tecnológico</text:span><text:toc-mark-end text:id="IMark2882059548"/></text:p>
      <text:p text:style-name="P4"></text:p>
      <text:p text:style-name="P4">I</text:p>
      <text:p text:style-name="P4">Otras vez en espera de tu llegar,</text:p>
      <text:p text:style-name="P4">En las horas se suspende mi ansiedad,</text:p>
      <text:p text:style-name="P4">En mi mente las imágenes no dejan de pasar,</text:p>
      <text:p text:style-name="P4">Mil ideas surgen sin césar,</text:p>
      <text:p text:style-name="P4">Y en mi computadora se ha de plasmar,</text:p>
      <text:p text:style-name="P4">Quien diría que de esa función se encargaría,</text:p>
      <text:p text:style-name="P4">Y tan amiga mía sería.</text:p>
      <text:p text:style-name="P4"></text:p>
      <text:p text:style-name="P4">II</text:p>
      <text:p text:style-name="P4">Al mirar más allá de su esencia,</text:p>
      <text:p text:style-name="P4">Transmite en susurro su codicia,</text:p>
      <text:p text:style-name="P4">No es que indague en lo más tenue,</text:p>
      <text:p text:style-name="P4">Ni quebranten mí sentir,</text:p>
      <text:p text:style-name="P4">Simplemente me transmite el seguir,</text:p>
      <text:p text:style-name="P4"><text:soft-page-break/>Pues me dice que he vivir</text:p>
      <text:p text:style-name="P4">Con la energía que ella residir</text:p>
      <text:p text:style-name="P4"></text:p>
      <text:p text:style-name="P4">III</text:p>
      <text:p text:style-name="P4">Rompiendo esquema que sin pensar se consiente,</text:p>
      <text:p text:style-name="P4">Pues el valor del bien no es la contrariedad,</text:p>
      <text:p text:style-name="P4">Otro problema me embargaría</text:p>
      <text:p text:style-name="P4">Como es el egoísmo del alma que existiría</text:p>
      <text:p text:style-name="P4">Pues el problema no es la tecnología</text:p>
      <text:p text:style-name="P4">Si no la materia que en mí se formaría</text:p>
      <text:p text:style-name="P4">Lo que ha destruir mi armonía</text:p>
      <text:p text:style-name="P4"></text:p>
      <text:p text:style-name="P4">III</text:p>
      <text:p text:style-name="P4">Avanzo en técnicas jamás soñadas,</text:p>
      <text:p text:style-name="P4">Que ni en mi sueño más osado pensaría,</text:p>
      <text:p text:style-name="P4">Todo esto de satisfacción me llenaría</text:p>
      <text:p text:style-name="P4">Si el corazón me dejaría</text:p>
      <text:p text:style-name="P4">Sentir la gloria de mis fantasías</text:p>
      <text:p text:style-name="P4">Pero más terco que él no ha de haber</text:p>
      <text:p text:style-name="P4">Y por allí no me deja caer</text:p>
      <text:p text:style-name="P4"></text:p>
      <text:p text:style-name="P4">IV</text:p>
      <text:p text:style-name="P4">Él junto a mi amiga, no se llevaría</text:p>
      <text:p text:style-name="P4">Pues uno cosa lo que ella me asiente inventar</text:p>
      <text:p text:style-name="P4">Y otra cosa es lo que él me dejaría realizar</text:p>
      <text:p text:style-name="P4">En ese dilema Yo permanecerían</text:p>
      <text:p text:style-name="P4">Hasta que el equilibrio encontraría</text:p>
      <text:p text:style-name="P4">Entre lo puedo hacer y lo que debería</text:p>
      <text:p text:style-name="P4">Ese día es de llegar, con mil alegrías.</text:p>
      <text:p text:style-name="P4"></text:p>
      <text:p text:style-name="P4">Irlenys Tersek</text:p>
      <text:p text:style-name="P4">Licencia, Copyleft 2010 - Reconocimiento-Compartir bajo la misma licencia 3.0</text:p>
      <text:p text:style-name="P4"/>
      <text:p text:style-name="P4"><text:toc-mark-start text:id="IMark2882466172" text:outline-level="2"/><text:span text:style-name="T1">Erase una shell...</text:span><text:toc-mark-end text:id="IMark2882466172"/></text:p>
      <text:p text:style-name="P4"></text:p>
      <text:p text:style-name="P4">Abriendo el "Compiz" de esta historia; nació dentro de un "MIT" el proyecto;</text:p>
      <text:p text:style-name="P4">"Debian" pasar por debajo de la mesa; pues el código fuente era abierto;</text:p>
      <text:p text:style-name="P4">Un fichero binario ejecutable; en aquella época el negocio del siglo;</text:p>
      <text:p text:style-name="P4">Sin embargo el "Gnome" humano no descansa; es algo difícil mantener un hijo;</text:p>
      <text:p text:style-name="P4"></text:p>
      <text:p text:style-name="P4">Renunciando por sus sueños e ideales; salió "S tal man" de lo prohibido;</text:p>
      <text:p text:style-name="P4">Aquel que sintió que su editor "Emacs"; no podía ser un software privativo;</text:p>
      <text:p text:style-name="P4"><text:soft-page-break/>Enseguida las leyes "GNU" se manifestaron; usadlo sin problemas si te apetece;</text:p>
      <text:p text:style-name="P4">estudia su forma, modifícalo y adáptalo; pero recuerda distribuirlo en "GPL";</text:p>
      <text:p text:style-name="P4"></text:p>
      <text:p text:style-name="P4">"C" pronunciaron muchos al respecto; los hackers, el gobierno, las</text:p>
      <text:p text:style-name="P4">universidades;</text:p>
      <text:p text:style-name="P4">¿"Bash" a pensar que es un proyecto tonto?; ¿Crees que es muy poco confiable?;</text:p>
      <text:p text:style-name="P4">Fíjate que quizás estás equivocado; las comunidades en el mundo lo saben;</text:p>
      <text:p text:style-name="P4">El programa que en "GCC" compila; cuando tiene error "debugging" le sale;</text:p>
      <text:p text:style-name="P4"></text:p>
      <text:p text:style-name="P4">Pasado el tiempo y la formación; el sistema se sentía incompleto;</text:p>
      <text:p text:style-name="P4">Y, para cubrir ese hueco; con "Hurd" comenzaron el reto;</text:p>
      <text:p text:style-name="P4">Mas sin pensarlo en su mundo; apareció del otro lado del globo;</text:p>
      <text:p text:style-name="P4">Un vikingo con su "kernel"; llenando el espacio del núcleo;</text:p>
      <text:p text:style-name="P4"></text:p>
      <text:p text:style-name="P4">"Linux" le dieron por nombre; aunque su padre de poco ego no quería;</text:p>
      <text:p text:style-name="P4">Pero la fusión "Linus con UNIX"; un llamativo nombre se veía;</text:p>
      <text:p text:style-name="P4">En la época del "HTTP" y "FTP"; hasta un indio "Apache" dejó su tribu;</text:p>
      <text:p text:style-name="P4">Para lanzarse a la conquista; del nuevo "Sistema Operativo";</text:p>
      <text:p text:style-name="P4"></text:p>
      <text:p text:style-name="P4">De vez en cuando lo confunden; según dice el "Ñu" mayor;</text:p>
      <text:p text:style-name="P4">Cuando no lo llaman como es debido; y siempre nos relata el porqué y la razón;</text:p>
      <text:p text:style-name="P4">"GNU/Linux" es el sistema completo; no te equivoques en decirlo mocho;</text:p>
      <text:p text:style-name="P4">Pero cuando la gente comienza a usarlo; muchos se vuelven un "8";</text:p>
      <text:p text:style-name="P4"></text:p>
      <text:p text:style-name="P4">Hoy, empresas y negocios lo han adoptado; proporcionan ganancias</text:p>
      <text:p text:style-name="P4">contra un sistema cerrado;</text:p>
      <text:p text:style-name="P4">Vaya que ha sido bastante blindado; a pesar de tener el código liberado;</text:p>
      <text:p text:style-name="P4">Cuando uses "Twitter, Facebook o Google"; o quizás los queridos</text:p>
      <text:p text:style-name="P4">"Blogger, Drupal y Wordpress";</text:p>
      <text:p text:style-name="P4">Recuerda que en el fondo de todo eso; una manada de Ñu podrás ver;</text:p>
      <text:p text:style-name="P4"></text:p>
      <text:p text:style-name="P4">Si ha sido enredado el tema; usa "Mozilla-Firefox" para navegar;</text:p>
      <text:p text:style-name="P4">Y como todos conectados a "Internet"; la información de todo esto podrás sacar;</text:p>
      <text:p text:style-name="P4">Hasta aquí llega este algoritmo; no quiero aburrirlos demasiado;</text:p>
      <text:p text:style-name="P4">Puede ser que no tenga ritmo; "Copyright Copyleft" este cuento se ha terminado.</text:p>
      <text:p text:style-name="P4"></text:p>
      <text:p text:style-name="P4"></text:p>
      <text:p text:style-name="P4"><text:soft-page-break/>Copyright (C) 30/03/2010, Félix Ernesto Urbina Campos</text:p>
      <text:p text:style-name="P4">(felix.e.urbina@gmail.com).</text:p>
      <text:p text:style-name="P4">Permission is granted to copy, distribute and/or modify this document</text:p>
      <text:p text:style-name="P4">under the terms of the GNU Free Documentation License, Version 1.3</text:p>
      <text:p text:style-name="P4">or any later version published by the Free Software Foundation;</text:p>
      <text:p text:style-name="P4">with no Invariant Sections, no Front-Cover Texts, and no Back-Cover Texts.</text:p>
      <text:p text:style-name="P4">A copy of the license is included in the section entitled "GNU</text:p>
      <text:p text:style-name="P4">Free Documentation License".</text:p>
      <text:p text:style-name="P4"/>
      <text:p text:style-name="P4"><text:toc-mark-start text:id="IMark2882059932" text:outline-level="2"/><text:span text:style-name="T1">Mi Universo</text:span><text:toc-mark-end text:id="IMark2882059932"/></text:p>
      <text:p text:style-name="P4"></text:p>
      <text:p text:style-name="P4">Caja de Pandora pequeña</text:p>
      <text:p text:style-name="P4">Contenedor de vida y universo</text:p>
      <text:p text:style-name="P4">Simbiosis eterna a mi alma</text:p>
      <text:p text:style-name="P4">Realidad paralela e ingrat</text:p>
      <text:p text:style-name="P4"></text:p>
      <text:p text:style-name="P4">por María Gabriela Pérez</text:p>
      <text:p text:style-name="P4">Licencia, Copyleft 2010 - Reconocimiento-Compartir bajo la misma licencia 3.0</text:p>
      <text:p text:style-name="P4"/>
      <text:p text:style-name="P3"><text:toc-mark text:string-value="&quot;Somos muchos... Seremos más&quot;" text:outline-level="2"/>"Somos muchos... Seremos más"</text:p>
      <text:p text:style-name="P4"></text:p>
      <text:p text:style-name="P4">es acaso un insulto</text:p>
      <text:p text:style-name="P4">querer intentar mejor uso</text:p>
      <text:p text:style-name="P4">de la memoria de mis pensamientos</text:p>
      <text:p text:style-name="P4">de los recursos que consumo</text:p>
      <text:p text:style-name="P4">si existe libre universo</text:p>
      <text:p text:style-name="P4">donde me siento mas seguro</text:p>
      <text:p text:style-name="P4">donde no tengo el temor</text:p>
      <text:p text:style-name="P4">de ser pirata alguno</text:p>
      <text:p text:style-name="P4">Donde la paz y tranquilidad</text:p>
      <text:p text:style-name="P4">me llevan rápido a navegar</text:p>
      <text:p text:style-name="P4">por cada rincón de mi libertad</text:p>
      <text:p text:style-name="P4">sin temor a fallar.</text:p>
      <text:p text:style-name="P4">sin querer hacer daño alguno</text:p>
      <text:p text:style-name="P4">y si acaso se me complica la situación</text:p>
      <text:p text:style-name="P4">no dudo, busco a la comunidad</text:p>
      <text:p text:style-name="P4">preguntas y respuestas;</text:p>
      <text:p text:style-name="P4">mil cosas de que hablar,</text:p>
      <text:p text:style-name="P4">probar, ensayar y aprender</text:p>
      <text:p text:style-name="P4">¡¿díganme que no es divina la libertad?!</text:p>
      <text:p text:style-name="P4">si cuando pienso que las cosas no se van a dar</text:p>
      <text:p text:style-name="P4">algún grupo, alguna persona de la comunidad</text:p>
      <text:p text:style-name="P4">me aclara, me ayuda y aveces sin cobrar.</text:p>
      <text:p text:style-name="P4">que puedo repetirlo</text:p>
      <text:p text:style-name="P4">cual chismoso en vecindad</text:p>
      <text:p text:style-name="P4">que puedo cambiarlo y hasta alterar</text:p>
      <text:p text:style-name="P4"><text:soft-page-break/>¡con estas ganas que tengo yo de cooperar!</text:p>
      <text:p text:style-name="P4">el ser parte de algo</text:p>
      <text:p text:style-name="P4">que por siempre perdurará</text:p>
      <text:p text:style-name="P4">ayudará a muchos a mejorar</text:p>
      <text:p text:style-name="P4">a descubrir sus libertad</text:p>
      <text:p text:style-name="P4">hoy siendo muchos</text:p>
      <text:p text:style-name="P4">mañana serán más</text:p>
      <text:p text:style-name="P4">porque soy los que soy</text:p>
      <text:p text:style-name="P4">por lo que son los demás.</text:p>
      <text:p text:style-name="P4"></text:p>
      <text:p text:style-name="P4">Por David Emerling Rondón</text:p>
      <text:p text:style-name="P4">Licencia, copyleft 2010 - Reconocimiento-Sin obras derivadas 3.0</text:p>
      <text:p text:style-name="P4"/>
      <text:p text:style-name="P4"><text:toc-mark-start text:id="IMark2881895796" text:outline-level="2"/><text:span text:style-name="T1">Tecnología Distópica, Retrato de un mañana que no debemos permitir</text:span><text:toc-mark-end text:id="IMark2881895796"/></text:p>
      <text:p text:style-name="P4"></text:p>
      <text:p text:style-name="P4">I</text:p>
      <text:p text:style-name="P4">No se exactamente cuando pasó,</text:p>
      <text:p text:style-name="P4">ya van 5 décadas del Y2K,</text:p>
      <text:p text:style-name="P4">no recuerdo en que año estoy,</text:p>
      <text:p text:style-name="P4">igual todos parecen 1984 acá.</text:p>
      <text:p text:style-name="P4"></text:p>
      <text:p text:style-name="P4">Hace un tiempo todo se perdió,</text:p>
      <text:p text:style-name="P4">libertad, cooperación, todo se esfumó,</text:p>
      <text:p text:style-name="P4">era una guerra que pudo haberse ganado,</text:p>
      <text:p text:style-name="P4">pero no identificamos a tiempo el adversario.</text:p>
      <text:p text:style-name="P4"></text:p>
      <text:p text:style-name="P4">II</text:p>
      <text:p text:style-name="P4">La historia está en los libros hoy prohibidos,</text:p>
      <text:p text:style-name="P4">en sus escritos apócrifos,</text:p>
      <text:p text:style-name="P4">del siglo pasado ya en el olvido,</text:p>
      <text:p text:style-name="P4">narran el nacimiento de un movimiento poderoso.</text:p>
      <text:p text:style-name="P4"></text:p>
      <text:p text:style-name="P4">Libertad era su consigna,</text:p>
      <text:p text:style-name="P4">un ñu su estandarte,</text:p>
      <text:p text:style-name="P4">un hacker su vocero,</text:p>
      <text:p text:style-name="P4">y una comunidad errante.</text:p>
      <text:p text:style-name="P4"></text:p>
      <text:p text:style-name="P4">III</text:p>
      <text:p text:style-name="P4">Software Libre le llamaban,</text:p>
      <text:p text:style-name="P4">una idea poderosa,</text:p>
      <text:p text:style-name="P4">que removió los cimientos,</text:p>
      <text:p text:style-name="P4">de una industria explotadora.</text:p>
      <text:p text:style-name="P4"></text:p>
      <text:p text:style-name="P4">Luego vendría el pingüino,</text:p>
      <text:p text:style-name="P4">la pieza indicada en el momento indicado,</text:p>
      <text:p text:style-name="P4">Nadie recordó en el momento “GNU no es UNIX”,</text:p>
      <text:p text:style-name="P4">Larga vida a Linux, el ungido anunciado.</text:p>
      <text:p text:style-name="P4">IV</text:p>
      <text:p text:style-name="P4"><text:soft-page-break/>Sin embargo el movimiento seguía creciendo,</text:p>
      <text:p text:style-name="P4">también sus enemigos jurados,</text:p>
      <text:p text:style-name="P4">“documentos halloween” iban saliendo,</text:p>
      <text:p text:style-name="P4">ya todo estaba avisado.</text:p>
      <text:p text:style-name="P4"></text:p>
      <text:p text:style-name="P4">Desprestigien a su fundador,</text:p>
      <text:p text:style-name="P4">burlense de su ideología,</text:p>
      <text:p text:style-name="P4">El software libre debe ser malo,</text:p>
      <text:p text:style-name="P4">cuidemos la hegemonía.</text:p>
      <text:p text:style-name="P4">V</text:p>
      <text:p text:style-name="P4">Pero el Software Libre era viable,</text:p>
      <text:p text:style-name="P4">económica y técnicamente,</text:p>
      <text:p text:style-name="P4">eso lo sabían las corporaciones,</text:p>
      <text:p text:style-name="P4">y no salía de sus mentes.</text:p>
      <text:p text:style-name="P4"></text:p>
      <text:p text:style-name="P4">Infiltremos sus filas,</text:p>
      <text:p text:style-name="P4">confundámonos entre su gente,</text:p>
      <text:p text:style-name="P4">rebauticemos la familia,</text:p>
      <text:p text:style-name="P4">había nacido el “Open Source” flamantemente.</text:p>
      <text:p text:style-name="P4">VI</text:p>
      <text:p text:style-name="P4">Y el “código abierto” reemplazó la consigna,</text:p>
      <text:p text:style-name="P4">RMS lo advirtió en un millón de oportunidades,</text:p>
      <text:p text:style-name="P4">pero los falsos profetas tuvieron mas tribuna,</text:p>
      <text:p text:style-name="P4">mas medios, publicidad y leyes federales.</text:p>
      <text:p text:style-name="P4"></text:p>
      <text:p text:style-name="P4">Luego vinieron las distros no tan libres,</text:p>
      <text:p text:style-name="P4">y ciertas empresas entraron poco a poco,</text:p>
      <text:p text:style-name="P4">hubo un momento en que eras como una oveja</text:p>
      <text:p text:style-name="P4">rodeada por una jauría de lobos.</text:p>
      <text:p text:style-name="P4">VII</text:p>
      <text:p text:style-name="P4">Si borras una palabra de las mentes,</text:p>
      <text:p text:style-name="P4">también la borraras de sus corazones,</text:p>
      <text:p text:style-name="P4">al quitarle lo “libre” al “software libre”,</text:p>
      <text:p text:style-name="P4">ya se habían perdido las razones.</text:p>
      <text:p text:style-name="P4"></text:p>
      <text:p text:style-name="P4">Y el neolenguaje se extendió,</text:p>
      <text:p text:style-name="P4">como sinónimos comenzando,</text:p>
      <text:p text:style-name="P4">hasta que “Software Libre” desapareció,</text:p>
      <text:p text:style-name="P4">“código abierto” había ganado.</text:p>
      <text:p text:style-name="P4">VIII</text:p>
      <text:p text:style-name="P4">Vino la época de la persecución,</text:p>
      <text:p text:style-name="P4">leyes antipirata, DRM y destrucción,</text:p>
      <text:p text:style-name="P4">presagiaban lo que venía,</text:p>
      <text:p text:style-name="P4">pero pocos prestaron atención.</text:p>
      <text:p text:style-name="P4"></text:p>
      <text:p text:style-name="P4">Las comunidades incautas,</text:p>
      <text:p text:style-name="P4">se durmieron en sus laureles,</text:p>
      <text:p text:style-name="P4">cuando fueron por ellas,</text:p>
      <text:p text:style-name="P4"><text:soft-page-break/>las tomaron sin cuarteles.</text:p>
      <text:p text:style-name="P4">IX</text:p>
      <text:p text:style-name="P4">Declarar el “Software Libre” ilegal,</text:p>
      <text:p text:style-name="P4">era el paso siguiente,</text:p>
      <text:p text:style-name="P4">pero la orden de captura a RMS,</text:p>
      <text:p text:style-name="P4">eso si fue algo hiriente.</text:p>
      <text:p text:style-name="P4"></text:p>
      <text:p text:style-name="P4">Enemigo público número uno,</text:p>
      <text:p text:style-name="P4">terrorista y conspirador,</text:p>
      <text:p text:style-name="P4">todo por compartir código,</text:p>
      <text:p text:style-name="P4">esto si era aterrador.</text:p>
      <text:p text:style-name="P4">X</text:p>
      <text:p text:style-name="P4">Nadie lo volvió a ver en persona,</text:p>
      <text:p text:style-name="P4">no se sabe si sigue con vida,</text:p>
      <text:p text:style-name="P4">pero es buscado como un reo,</text:p>
      <text:p text:style-name="P4">ya que en la nueva sociedad no tiene cabida.</text:p>
      <text:p text:style-name="P4"></text:p>
      <text:p text:style-name="P4">“Software libre para una sociedad libre”</text:p>
      <text:p text:style-name="P4">es un libro ilegal,</text:p>
      <text:p text:style-name="P4">y decir su nombre es motivo de arresto</text:p>
      <text:p text:style-name="P4">en esta nueva sociedad ideal.</text:p>
      <text:p text:style-name="P4">XI</text:p>
      <text:p text:style-name="P4">Todo estaba servido,</text:p>
      <text:p text:style-name="P4">para terminar de globalizar el planeta,</text:p>
      <text:p text:style-name="P4">ya se había solucionado el asunto del software,</text:p>
      <text:p text:style-name="P4">que había dado dolores de cabeza.</text:p>
      <text:p text:style-name="P4"></text:p>
      <text:p text:style-name="P4">Tambalearon al comunismo,</text:p>
      <text:p text:style-name="P4">con la caída del muro,</text:p>
      <text:p text:style-name="P4">pero con estos hackers fue mas duro,</text:p>
      <text:p text:style-name="P4">se tuvo que aplicar el juego rudo.</text:p>
      <text:p text:style-name="P4">XII</text:p>
      <text:p text:style-name="P4">Cuando la existencia de “Echelon” se reveló al mundo,</text:p>
      <text:p text:style-name="P4">ya no habían voces disonantes,</text:p>
      <text:p text:style-name="P4">el pensamiento único ya era un nudo,</text:p>
      <text:p text:style-name="P4">la teoría de la conspiración UKUSA no era un disparate.</text:p>
      <text:p text:style-name="P4"></text:p>
      <text:p text:style-name="P4">Los programas “carnivore” consiguieron a los que quedaban,</text:p>
      <text:p text:style-name="P4">en catacumbas con sus laptops y hasta allí los encontraban,</text:p>
      <text:p text:style-name="P4">ajusticiados al momento ya que eran una plaga,</text:p>
      <text:p text:style-name="P4">las ideas de libertad ya no eran aceptadas.</text:p>
      <text:p text:style-name="P4">XIII</text:p>
      <text:p text:style-name="P4">Mi padre dice que hubo un tiempo,</text:p>
      <text:p text:style-name="P4">de festivales y congresos,</text:p>
      <text:p text:style-name="P4">donde se creía que se podía,</text:p>
      <text:p text:style-name="P4">pero no se concretaba sólo con eso.</text:p>
      <text:p text:style-name="P4"></text:p>
      <text:p text:style-name="P4">El enemigo era grande,</text:p>
      <text:p text:style-name="P4"><text:soft-page-break/>y nosotros idealistas,</text:p>
      <text:p text:style-name="P4">no medimos el peligro,</text:p>
      <text:p text:style-name="P4">y hoy estamos en sus listas.</text:p>
      <text:p text:style-name="P4">XIV</text:p>
      <text:p text:style-name="P4">El enemigo era una bestia,</text:p>
      <text:p text:style-name="P4">una bestia de 7 cabezas,</text:p>
      <text:p text:style-name="P4">donde el software y la tecnología,</text:p>
      <text:p text:style-name="P4">era sólo una de ellas.</text:p>
      <text:p text:style-name="P4"></text:p>
      <text:p text:style-name="P4">Mientras nos enfocamos en esa,</text:p>
      <text:p text:style-name="P4">las demás nos devoraban,</text:p>
      <text:p text:style-name="P4">y cuando ya nos percatamos,</text:p>
      <text:p text:style-name="P4">no pudimos hacer nada.</text:p>
      <text:p text:style-name="P4">XV</text:p>
      <text:p text:style-name="P4">De la bestia no conozco su nombre,</text:p>
      <text:p text:style-name="P4">pero pude ver algunas de sus cabezas,</text:p>
      <text:p text:style-name="P4">religión, capitalismo, y medios de masas,</text:p>
      <text:p text:style-name="P4">y la tecnología empleada en sus vilezas.</text:p>
      <text:p text:style-name="P4"></text:p>
      <text:p text:style-name="P4">Debimos tener visión mas amplia,</text:p>
      <text:p text:style-name="P4">en las acciones quedamos cortos,</text:p>
      <text:p text:style-name="P4">era nuestra comunidad o ellos,</text:p>
      <text:p text:style-name="P4">y ellos no tuvieron compasión con nosotros.</text:p>
      <text:p text:style-name="P4">XVI</text:p>
      <text:p text:style-name="P4">Permitámonos torcer el tiempo,</text:p>
      <text:p text:style-name="P4">el pasado aquí descrito aun es presente,</text:p>
      <text:p text:style-name="P4">y el futuro aun no llega,</text:p>
      <text:p text:style-name="P4">tomemos esto como una realidad latente.</text:p>
      <text:p text:style-name="P4"></text:p>
      <text:p text:style-name="P4">La historia se puede cambiar,</text:p>
      <text:p text:style-name="P4">la utopía aun es posible,</text:p>
      <text:p text:style-name="P4">nada de esto aun está escrito,</text:p>
      <text:p text:style-name="P4">“seamos realistas y hagamos lo imposible”.</text:p>
      <text:p text:style-name="P4"></text:p>
      <text:p text:style-name="P4">Por Stephenson Prieto</text:p>
      <text:p text:style-name="P4">Licencia, copyleft 2010 - Reconocimiento-Compartir bajo la misma licencia 3.0 </text:p>
      <text:p text:style-name="P4"/>
      <text:p text:style-name="P4"><text:toc-mark-start text:id="IMark2882058724" text:outline-level="2"/><text:span text:style-name="T1">Virtual</text:span><text:toc-mark-end text:id="IMark2882058724"/></text:p>
      <text:p text:style-name="P4"></text:p>
      <text:p text:style-name="P4">¿Cuantas vidas caben en una caja?.</text:p>
      <text:p text:style-name="P4"></text:p>
      <text:p text:style-name="P4">Mundos imaginarios, personalizados o prestados, donde cada quien es como quiere ser, quitándole eslabones a la gran cadena que nos ata a la prisión de nuestras mentes, haciéndonos sentir libres en la virtualidad.</text:p>
      <text:p text:style-name="P4"></text:p>
      <text:p text:style-name="P4">Amantes clandestinos, desinhibidos, sin aromas, solo devoradores de <text:soft-page-break/>imágenes que buscan entre palabras desnudas algo satisfaga su anciedad invisible pero desgarrante.</text:p>
      <text:p text:style-name="P4"></text:p>
      <text:p text:style-name="P4">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4"></text:p>
      <text:p text:style-name="P4">Después del ventarrón de caricias inalámbricas, solo el vacío queda, y buscamos entre letras virtuales respuestas que desafíen nuestra soledad, pero nada aparece.</text:p>
      <text:p text:style-name="P4"></text:p>
      <text:p text:style-name="P4">¡Estamos tan solos!.</text:p>
      <text:p text:style-name="P4"></text:p>
      <text:p text:style-name="P4">por Eduardo Saavedra-D'Attellis</text:p>
      <text:p text:style-name="P4">Licencia, Copyleft 2010 - Reconocimiento-Compartir bajo la misma licencia 3.0</text:p>
      <text:p text:style-name="P4"/>
      <text:p text:style-name="P3"><text:toc-mark-start text:id="IMark2882310804" text:outline-level="2"/>Sin nombre<text:toc-mark-end text:id="IMark2882310804"/></text:p>
      <text:p text:style-name="Standard"><text:span text:style-name="Teletype"><text:span text:style-name="T2"/></text:span></text:p>
      <text:p text:style-name="Standard"><text:span text:style-name="Teletype"><text:span text:style-name="T2">espontaneidad</text:span></text:span><text:line-break/><text:span text:style-name="Teletype"><text:span text:style-name="T2">mi mente está vacía</text:span></text:span><text:line-break/><text:span text:style-name="Teletype"><text:span text:style-name="T2">programa el café</text:span></text:span><text:line-break/><text:line-break/><text:span text:style-name="Teletype"><text:span text:style-name="T2">silente, espera</text:span></text:span><text:line-break/><text:span text:style-name="Teletype"><text:span text:style-name="T2">la linea de comandos</text:span></text:span><text:line-break/><text:span text:style-name="Teletype"><text:span text:style-name="T2">interactiva</text:span></text:span></text:p>
      <text:p text:style-name="Standard"><text:span text:style-name="Teletype"><text:span text:style-name="T2"/></text:span></text:p>
      <text:p text:style-name="Standard"><text:span text:style-name="Teletype"><text:span text:style-name="T2">Rodrigo García Herrera</text:span></text:span></text:p>
      <text:p text:style-name="Standard"><text:span text:style-name="Teletype"><text:span text:style-name="T2">Licencia: GNU Free Documentation</text:span></text:span></text:p>
      <text:p text:style-name="P4"><text:span text:style-name="Teletype"><text:span text:style-name="T2"/></text:span></text:p>
      <text:p text:style-name="P4"><text:span text:style-name="Teletype"><text:span text:style-name="T2">Poesía del Software Libre</text:span></text:span></text:p>
      <text:p text:style-name="P4"><text:span text:style-name="Teletype"><text:span text:style-name="T2">Por: Vilma Meléndez</text:span></text:span></text:p>
      <text:p text:style-name="P4"><text:span text:style-name="Teletype"><text:span text:style-name="T2">Había una vez en un mundo extraño y lleno de gente buena y otras no muy</text:span></text:span></text:p>
      <text:p text:style-name="P4"><text:span text:style-name="Teletype"><text:span text:style-name="T2">buenas</text:span></text:span></text:p>
      <text:p text:style-name="P4"><text:span text:style-name="Teletype"><text:span text:style-name="T2">Donde había genios que inventaban obras inteligentes y llenas de pericia</text:span></text:span></text:p>
      <text:p text:style-name="P4"><text:span text:style-name="Teletype"><text:span text:style-name="T2">Pero había otros no muy geniales pero llenos de codicia; que compraban estas</text:span></text:span></text:p>
      <text:p text:style-name="P4"><text:span text:style-name="Teletype"><text:span text:style-name="T2">creaciones y se llenaban los bolsillos vendiendo estos inventos a los habitantes de</text:span></text:span></text:p>
      <text:p text:style-name="P4"><text:span text:style-name="Teletype"><text:span text:style-name="T2">aquel mundo extraño.</text:span></text:span></text:p>
      <text:p text:style-name="P4"><text:span text:style-name="Teletype"><text:span text:style-name="T2">Pasaron muchos años en aquel mundo extraño, los genios empezaron a sentir</text:span></text:span></text:p>
      <text:p text:style-name="P4"><text:span text:style-name="Teletype"><text:span text:style-name="T2">que sus poesías no eran leídas por el pueblo.</text:span></text:span></text:p>
      <text:p text:style-name="P4"><text:span text:style-name="Teletype"><text:span text:style-name="T2">Que sus canciones solo las oían los ricos, por que los compradores de </text:span></text:span><text:soft-page-break/><text:span text:style-name="Teletype"><text:span text:style-name="T2">ideas las</text:span></text:span></text:p>
      <text:p text:style-name="P4"><text:span text:style-name="Teletype"><text:span text:style-name="T2">vendían muy caras.</text:span></text:span></text:p>
      <text:p text:style-name="P4"><text:span text:style-name="Teletype"><text:span text:style-name="T2">Miraron con tristeza que en las fiestas del pueblo, no había canciones, ni se</text:span></text:span></text:p>
      <text:p text:style-name="P4"><text:span text:style-name="Teletype"><text:span text:style-name="T2">decían sus poesías.</text:span></text:span></text:p>
      <text:p text:style-name="P4"><text:span text:style-name="Teletype"><text:span text:style-name="T2">Sus corazones sufrían mucho al ver que jóvenes estudiantes no podían leer sus</text:span></text:span></text:p>
      <text:p text:style-name="P4"><text:span text:style-name="Teletype"><text:span text:style-name="T2">obras y tampoco podían aprender de ellas.</text:span></text:span></text:p>
      <text:p text:style-name="P4"><text:span text:style-name="Teletype"><text:span text:style-name="T2">En las casas de los ricos había música, poesías y trovas mientras que en la casa</text:span></text:span></text:p>
      <text:p text:style-name="P4"><text:span text:style-name="Teletype"><text:span text:style-name="T2">de los pobres solo había un viejo radio que no sintonizaba bien el dial.</text:span></text:span></text:p>
      <text:p text:style-name="P4"><text:span text:style-name="Teletype"><text:span text:style-name="T2">Hubo una revolución en aquel mundo extraño, los genios inventores reunieron</text:span></text:span></text:p>
      <text:p text:style-name="P4"><text:span text:style-name="Teletype"><text:span text:style-name="T2">algunas de sus obras que ellos habían creado hasta ese momento,</text:span></text:span></text:p>
      <text:p text:style-name="P4"><text:span text:style-name="Teletype"><text:span text:style-name="T2">y que los compradores codiciosos de ideas aun no eran dueños.</text:span></text:span></text:p>
      <text:p text:style-name="P4"><text:span text:style-name="Teletype"><text:span text:style-name="T2">Y empezaron a crear un sueño</text:span></text:span></text:p>
      <text:p text:style-name="P4"><text:span text:style-name="Teletype"><text:span text:style-name="T2">Eran sonetos en una melodía poética, escritos en lenguaje c</text:span></text:span></text:p>
      <text:p text:style-name="P4"><text:span text:style-name="Teletype"><text:span text:style-name="T2">Y canciones de amor en un lenguaje arcano llamado c++</text:span></text:span></text:p>
      <text:p text:style-name="P4"><text:span text:style-name="Teletype"><text:span text:style-name="T2">Había un señor llamado compilador, minucioso, detallista, exigente que se</text:span></text:span></text:p>
      <text:p text:style-name="P4"><text:span text:style-name="Teletype"><text:span text:style-name="T2">encargaba de ser el corrector de aquellas creaciones hermosas de artistas</text:span></text:span></text:p>
      <text:p text:style-name="P4"><text:span text:style-name="Teletype"><text:span text:style-name="T2">magistrales que no quisieron vender sus obras para que los habitantes de aquel</text:span></text:span></text:p>
      <text:p text:style-name="P4"><text:span text:style-name="Teletype"><text:span text:style-name="T2">mundo extraño disfrutaran sin tener que pagar nada.</text:span></text:span></text:p>
      <text:p text:style-name="P4"><text:span text:style-name="Teletype"><text:span text:style-name="T2">Muchos poetas, cantantes, escritores y músicos creaban bellísimas obras de arte</text:span></text:span></text:p>
      <text:p text:style-name="P4"><text:span text:style-name="Teletype"><text:span text:style-name="T2">Unos poetas de ágil pluma crearon un soneto llamado Debian</text:span></text:span></text:p>
      <text:p text:style-name="P4"><text:span text:style-name="Teletype"><text:span text:style-name="T2">Mientras que compositores, músicos y escritores crearon una hermosa melodía</text:span></text:span></text:p>
      <text:p text:style-name="P4"><text:span text:style-name="Teletype"><text:span text:style-name="T2">llamada Ubuntu y esa melodía dio a luz a otras canciones de nombre kubuntu y</text:span></text:span></text:p>
      <text:p text:style-name="P4"><text:span text:style-name="Teletype"><text:span text:style-name="T2">Xubuntu.</text:span></text:span></text:p>
      <text:p text:style-name="P4"><text:span text:style-name="Teletype"><text:span text:style-name="T2">Con fondo musical de orquesta sinfónica nació la canción Suse, mientras que</text:span></text:span></text:p>
      <text:p text:style-name="P4"><text:span text:style-name="Teletype"><text:span text:style-name="T2">cantantes de voz melodiosa entonaban a Trisquel</text:span></text:span></text:p>
      <text:p text:style-name="P4"><text:span text:style-name="Teletype"><text:span text:style-name="T2">En las calles los cantantes de trova entonaban a Fedora y en una esquina donde</text:span></text:span></text:p>
      <text:p text:style-name="P4"><text:span text:style-name="Teletype"><text:span text:style-name="T2">se reúnen los amigos cantan a Mandriva</text:span></text:span></text:p>
      <text:p text:style-name="P4"><text:span text:style-name="Teletype"><text:span text:style-name="T2">Y hasta el viejo poeta de la plaza recita de memoria a Gentoo,</text:span></text:span></text:p>
      <text:p text:style-name="P4"><text:span text:style-name="Teletype"><text:span text:style-name="T2">La señora Venezuela pinto una obra llamada Canaima y la obra tomo fama y</text:span></text:span></text:p>
      <text:p text:style-name="P4"><text:span text:style-name="Teletype"><text:span text:style-name="T2">cariño del pueblo donde fue creada que todos los niños en clase la usan para</text:span></text:span></text:p>
      <text:p text:style-name="P4"><text:span text:style-name="Teletype"><text:span text:style-name="T2">aprender y adorna todas las aulas y escuelas de gran saber</text:span></text:span></text:p>
      <text:p text:style-name="P4"><text:span text:style-name="Teletype"><text:span text:style-name="T2">Y se crearon lindas, obras la hermandad surgió en el mundo, trabajaron sin</text:span></text:span></text:p>
      <text:p text:style-name="P4"><text:soft-page-break/><text:span text:style-name="Teletype"><text:span text:style-name="T2">descanso, se escribieron muchos códigos, el ingenio pario el invento</text:span></text:span></text:p>
      <text:p text:style-name="P4"><text:span text:style-name="Teletype"><text:span text:style-name="T2">Perdonen las que aquí no miento.</text:span></text:span></text:p>
      <text:p text:style-name="P4"><text:span text:style-name="Teletype"><text:span text:style-name="T2">Pero en aquel mundo extraño la gente conoce este arte creado con gran esfuerzo,</text:span></text:span></text:p>
      <text:p text:style-name="P4"><text:span text:style-name="Teletype"><text:span text:style-name="T2">y aunque te parezca extraño, muchos aun siguen llenando los bolsillos del</text:span></text:span></text:p>
      <text:p text:style-name="P4"><text:span text:style-name="Teletype"><text:span text:style-name="T2">codicioso privativo.</text:span></text:span></text:p>
      <text:p text:style-name="P4"><text:span text:style-name="Teletype"><text:span text:style-name="T2">Mientras tanto se genera una revolución interna de personas generosas que</text:span></text:span></text:p>
      <text:p text:style-name="P4"><text:span text:style-name="Teletype"><text:span text:style-name="T2">comparten sus ideas sin ninguna mezquindad, para que en la realidad los que</text:span></text:span></text:p>
      <text:p text:style-name="P4"><text:span text:style-name="Teletype"><text:span text:style-name="T2">antes no tenían por que no podían comprar, ahora tengan sin pagar.</text:span></text:span></text:p>
      <text:p text:style-name="P4"><text:span text:style-name="Teletype"><text:span text:style-name="T2">Y después de tanto trabajar, y después de tanto regalar aun siguen regalando</text:span></text:span></text:p>
      <text:p text:style-name="P4"><text:span text:style-name="Teletype"><text:span text:style-name="T2">aunque tengan que pagar para poder regalar.</text:span></text:span></text:p>
      <text:p text:style-name="P4"><text:span text:style-name="Teletype"><text:span text:style-name="T2">Autora: Vilma Meléndez (coromm2@gmail.com)</text:span></text:span></text:p>
      <text:p text:style-name="P4"><text:span text:style-name="Teletype"><text:span text:style-name="T2">copyleft 2011 Attribution-Share – Alike 3.0 Unported</text:span></text:span></text:p>
      <text:p text:style-name="P4"><text:span text:style-name="Teletype"><text:span text:style-name="T2">Mas información sobre la licencia </text:span></text:span><text:a xlink:type="simple" xlink:href="http://creativecommons.org/licenses/by-sa/3.0/deed.es"><text:span text:style-name="Teletype">http://creativecommons.org/licenses/by-sa/3.0/deed.es</text:span></text:a><text:span text:style-name="Teletype"><text:span text:style-name="T2"></text:span></text:span></text:p>
      <text:p text:style-name="P4"><text:span text:style-name="Teletype"><text:span text:style-name="T2"/></text:span></text:p>
      <text:p text:style-name="P4"><text:toc-mark-start text:id="IMark2882058628" text:outline-level="2"/><text:span text:style-name="Teletype"><text:span text:style-name="T3">EL BINARIO</text:span></text:span><text:toc-mark-end text:id="IMark2882058628"/><text:span text:style-name="Teletype"><text:span text:style-name="T2"></text:span></text:span></text:p>
      <text:p text:style-name="P4"><text:span text:style-name="Teletype"><text:span text:style-name="T2">En el bus de la vida los 0 y los 1 van,</text:span></text:span></text:p>
      <text:p text:style-name="P4"><text:span text:style-name="Teletype"><text:span text:style-name="T2">van los que luego tienen que venir,</text:span></text:span></text:p>
      <text:p text:style-name="P4"><text:span text:style-name="Teletype"><text:span text:style-name="T2">venir a construir con 0 y 1 la cadena abstracta</text:span></text:span></text:p>
      <text:p text:style-name="P4"><text:span text:style-name="Teletype"><text:span text:style-name="T2">del sistema tecnológico y complejo del ser humano.</text:span></text:span></text:p>
      <text:p text:style-name="P4"><text:span text:style-name="Teletype"><text:span text:style-name="T2">los 0 y 1 les dan el sentido a las cosas,</text:span></text:span></text:p>
      <text:p text:style-name="P4"><text:span text:style-name="Teletype"><text:span text:style-name="T2">cosas que se convierten en realidad ,</text:span></text:span></text:p>
      <text:p text:style-name="P4"><text:span text:style-name="Teletype"><text:span text:style-name="T2">realidad que permite ver hacia el mas allá.</text:span></text:span></text:p>
      <text:p text:style-name="P4"><text:span text:style-name="Teletype"><text:span text:style-name="T2">0 y 1 son tan gentiles, tímidos y humildes,</text:span></text:span></text:p>
      <text:p text:style-name="P4"><text:span text:style-name="Teletype"><text:span text:style-name="T2">humildes que se dejan moldear,</text:span></text:span></text:p>
      <text:p text:style-name="P4"><text:span text:style-name="Teletype"><text:span text:style-name="T2">moldear para el mal o el bien,</text:span></text:span></text:p>
      <text:p text:style-name="P4"><text:span text:style-name="Teletype"><text:span text:style-name="T2">bien que ayuda a compartir, dar y recibir.</text:span></text:span></text:p>
      <text:p text:style-name="P4"><text:span text:style-name="Teletype"><text:span text:style-name="T2">los 0 y 1 comparten,</text:span></text:span></text:p>
      <text:p text:style-name="P4"><text:span text:style-name="Teletype"><text:span text:style-name="T2">comparten el universo de un sistema,</text:span></text:span></text:p>
      <text:p text:style-name="P4"><text:span text:style-name="Teletype"><text:span text:style-name="T2">sistema que tiene clases de 0 y 1,</text:span></text:span></text:p>
      <text:p text:style-name="P4"><text:span text:style-name="Teletype"><text:span text:style-name="T2">que se instancian y pasan a ser el objeto buscado.</text:span></text:span></text:p>
      <text:p text:style-name="P4"><text:span text:style-name="Teletype"><text:span text:style-name="T2">¡¡Felicidad Socialista!!</text:span></text:span></text:p>
      <text:p text:style-name="P4"><text:span text:style-name="Teletype"><text:span text:style-name="T2">Jesus Alvarado</text:span></text:span></text:p>
      <text:p text:style-name="P4"><text:span text:style-name="Teletype"><text:span text:style-name="T2">PNFSI-CAGUA</text:span></text:span></text:p>
      <text:p text:style-name="P4"><text:span text:style-name="Teletype"><text:span text:style-name="T2">Junio 2011</text:span></text:span></text:p>
      <text:p text:style-name="P4"><text:span text:style-name="Teletype"><text:span text:style-name="T2"/></text:span></text:p>
      <text:p text:style-name="P4"><text:toc-mark-start text:id="IMark2882309716" text:outline-level="2"/><text:toc-mark-start text:id="IMark2882309612" text:outline-level="2"/><text:span text:style-name="Teletype"><text:span text:style-name="T3">La noche</text:span></text:span><text:toc-mark-end text:id="IMark2882309612"/><text:toc-mark-end text:id="IMark2882309716"/><text:span text:style-name="Teletype"><text:span text:style-name="T2"></text:span></text:span></text:p>
      <text:p text:style-name="P4"><text:span text:style-name="Teletype"><text:span text:style-name="T2">Por Sofía Duarte</text:span></text:span></text:p>
      <text:p text:style-name="P4"><text:span text:style-name="Teletype"><text:span text:style-name="T2">El manto de la noche nos rodea con su calor,</text:span></text:span></text:p>
      <text:p text:style-name="P4"><text:span text:style-name="Teletype"><text:span text:style-name="T2">formas y colores que nos guían son presentados</text:span></text:span></text:p>
      <text:p text:style-name="P4"><text:span text:style-name="Teletype"><text:span text:style-name="T2">bajo las luces de las estrellas y de la solitaria noche</text:span></text:span></text:p>
      <text:p text:style-name="P4"><text:span text:style-name="Teletype"><text:span text:style-name="T2">que cuenta con una gran blanca luna,</text:span></text:span></text:p>
      <text:p text:style-name="P4"><text:span text:style-name="Teletype"><text:span text:style-name="T2">quien con descargas de luz nos enseña el camino</text:span></text:span></text:p>
      <text:p text:style-name="P4"><text:soft-page-break/><text:span text:style-name="Teletype"><text:span text:style-name="T2">de infinitas noches y de eterna soledad.</text:span></text:span></text:p>
      <text:p text:style-name="P4"><text:span text:style-name="Teletype"><text:span text:style-name="T2">Soledad de estado tangible, con sabores y olores inolvidables,</text:span></text:span></text:p>
      <text:p text:style-name="P4"><text:span text:style-name="Teletype"><text:span text:style-name="T2">que recuerdan día a día lo que es la larga noche,</text:span></text:span></text:p>
      <text:p text:style-name="P4"><text:span text:style-name="Teletype"><text:span text:style-name="T2">que también incluye sus días.</text:span></text:span></text:p>
      <text:p text:style-name="P4"><text:span text:style-name="Teletype"><text:span text:style-name="T2">Pueblos de infinitos idiomas, culturas e ideologías</text:span></text:span></text:p>
      <text:p text:style-name="P4"><text:span text:style-name="Teletype"><text:span text:style-name="T2">caminan bajo la misma noche que les presenta la misma luna</text:span></text:span></text:p>
      <text:p text:style-name="P4"><text:span text:style-name="Teletype"><text:span text:style-name="T2">grande, cálida, luminosa que noche a noche acompaña</text:span></text:span></text:p>
      <text:p text:style-name="P4"><text:span text:style-name="Teletype"><text:span text:style-name="T2">a la solitaria luna, quien no esta sola</text:span></text:span></text:p>
      <text:p text:style-name="P4"><text:span text:style-name="Teletype"><text:span text:style-name="T2">pues siempre tiene a su luna. </text:span></text:span></text:p>
      <text:p text:style-name="P4"><text:span text:style-name="Teletype"><text:span text:style-name="T2"/></text:span></text:p>
      <text:p text:style-name="P4"><text:toc-mark-start text:id="IMark2881990548" text:outline-level="2"/><text:span text:style-name="Teletype"><text:span text:style-name="T3">La libertad cubre el horizonte.</text:span></text:span><text:toc-mark-end text:id="IMark2881990548"/><text:span text:style-name="Teletype"><text:span text:style-name="T2"></text:span></text:span></text:p>
      <text:p text:style-name="P4"><text:span text:style-name="Teletype"><text:span text:style-name="T2">Soy libre</text:span></text:span></text:p>
      <text:p text:style-name="P4"><text:span text:style-name="Teletype"><text:span text:style-name="T2">doy libertad</text:span></text:span></text:p>
      <text:p text:style-name="P4"><text:span text:style-name="Teletype"><text:span text:style-name="T2">Puedes usarme</text:span></text:span></text:p>
      <text:p text:style-name="P4"><text:span text:style-name="Teletype"><text:span text:style-name="T2">.......Copiarme</text:span></text:span></text:p>
      <text:p text:style-name="P4"><text:span text:style-name="Teletype"><text:span text:style-name="T2">....Estudiarme</text:span></text:span></text:p>
      <text:p text:style-name="P4"><text:span text:style-name="Teletype"><text:span text:style-name="T2">......................Modificarme</text:span></text:span></text:p>
      <text:p text:style-name="P4"><text:span text:style-name="Teletype"><text:span text:style-name="T2">Puedo costar algo</text:span></text:span></text:p>
      <text:p text:style-name="P4"><text:span text:style-name="Teletype"><text:span text:style-name="T2">....Pero soy libre....libre de verdad.....</text:span></text:span></text:p>
      <text:p text:style-name="P4"><text:span text:style-name="Teletype"><text:span text:style-name="T2">Conmigo puedes ser creativo</text:span></text:span></text:p>
      <text:p text:style-name="P4"><text:span text:style-name="Teletype"><text:span text:style-name="T2">.....si te lo propones</text:span></text:span></text:p>
      <text:p text:style-name="P4"><text:span text:style-name="Teletype"><text:span text:style-name="T2">Conmigo puedes compartir</text:span></text:span></text:p>
      <text:p text:style-name="P4"><text:span text:style-name="Teletype"><text:span text:style-name="T2">.........Por que soy un software libre</text:span></text:span></text:p>
      <text:p text:style-name="P4"><text:span text:style-name="Teletype"><text:span text:style-name="T2">Cabalgo sobre maquinas</text:span></text:span></text:p>
      <text:p text:style-name="P4"><text:span text:style-name="Teletype"><text:span text:style-name="T2">Acompañado de la libertad que divulgo</text:span></text:span></text:p>
      <text:p text:style-name="P4"><text:span text:style-name="Teletype"><text:span text:style-name="T2">GNU y linux me acompañan</text:span></text:span></text:p>
      <text:p text:style-name="P4"><text:span text:style-name="Teletype"><text:span text:style-name="T2">Los pc.....sienten mi presencia</text:span></text:span></text:p>
      <text:p text:style-name="P4"><text:span text:style-name="Teletype"><text:span text:style-name="T2">Libertad es nuestro lema</text:span></text:span></text:p>
      <text:p text:style-name="P4"><text:span text:style-name="Teletype"><text:span text:style-name="T2">seguridad para todos nuestro lema</text:span></text:span></text:p>
      <text:p text:style-name="P4"><text:span text:style-name="Teletype"><text:span text:style-name="T2">Y libre nuestro fin</text:span></text:span></text:p>
      <text:p text:style-name="P4"><text:span text:style-name="Teletype"><text:span text:style-name="T2">Autor: Ramón Anselmo Rengifo Avendaño</text:span></text:span></text:p>
      <text:p text:style-name="P4"><text:span text:style-name="Teletype"><text:span text:style-name="T2">Caracas Venezuela</text:span></text:span></text:p>
      <text:p text:style-name="P4"><text:span text:style-name="Teletype"><text:span text:style-name="T2">copyleft 2011 – Attribution-Share Alike 3.0 Unported</text:span></text:span></text:p>
      <text:p text:style-name="P4"><text:span text:style-name="Teletype"><text:span text:style-name="T2"/></text:span></text:p>
      <text:p text:style-name="P4"><text:span text:style-name="Teletype"><text:span text:style-name="T2">El futuro...............es hacker.. por que es seguro y es nuestro</text:span></text:span></text:p>
      <text:p text:style-name="P4"><text:span text:style-name="Teletype"><text:span text:style-name="T2">Libre</text:span></text:span></text:p>
      <text:p text:style-name="P4"><text:span text:style-name="Teletype"><text:span text:style-name="T2">...soy libre.....porque trabajo con dignidad</text:span></text:span></text:p>
      <text:p text:style-name="P4"><text:span text:style-name="Teletype"><text:span text:style-name="T2">me apellidas hacker</text:span></text:span></text:p>
      <text:p text:style-name="P4"><text:span text:style-name="Teletype"><text:span text:style-name="T2">.....Lastimas mi libertad...</text:span></text:span></text:p>
      <text:p text:style-name="P4"><text:span text:style-name="Teletype"><text:span text:style-name="T2">pero no podrás detener mi crecimiento</text:span></text:span></text:p>
      <text:p text:style-name="P4"><text:span text:style-name="Teletype"><text:span text:style-name="T2">modifico el código que tu no puedes</text:span></text:span></text:p>
      <text:p text:style-name="P4"><text:span text:style-name="Teletype"><text:span text:style-name="T2">crezco al ritmo de la libertad que pregono</text:span></text:span></text:p>
      <text:p text:style-name="P4"><text:span text:style-name="Teletype"><text:span text:style-name="T2">me llamas hacker</text:span></text:span></text:p>
      <text:p text:style-name="P4"><text:span text:style-name="Teletype"><text:span text:style-name="T2">por que hago cosas que tu no haces, ni quieres hacer</text:span></text:span></text:p>
      <text:p text:style-name="P4"><text:span text:style-name="Teletype"><text:span text:style-name="T2">por que tengo libertad de acción</text:span></text:span></text:p>
      <text:p text:style-name="P4"><text:span text:style-name="Teletype"><text:span text:style-name="T2">pretendes mediatizar</text:span></text:span></text:p>
      <text:p text:style-name="P4"><text:span text:style-name="Teletype"><text:span text:style-name="T2">quieres dominarme</text:span></text:span></text:p>
      <text:p text:style-name="P4"><text:span text:style-name="Teletype"><text:span text:style-name="T2">me gritas...hacker...</text:span></text:span></text:p>
      <text:p text:style-name="P4"><text:soft-page-break/><text:span text:style-name="Teletype"><text:span text:style-name="T2">ayer fuimos pocos........</text:span></text:span></text:p>
      <text:p text:style-name="P4"><text:span text:style-name="Teletype"><text:span text:style-name="T2">hoy somos un poquito mas....</text:span></text:span></text:p>
      <text:p text:style-name="P4"><text:span text:style-name="Teletype"><text:span text:style-name="T2">Pero el futuro lo tenemos en el horizonte</text:span></text:span></text:p>
      <text:p text:style-name="P4"><text:span text:style-name="Teletype"><text:span text:style-name="T2">Porque es nuestro y es de los hacker</text:span></text:span></text:p>
      <text:p text:style-name="P4"><text:span text:style-name="Teletype"><text:span text:style-name="T2">Cuanto más luchemos hoy</text:span></text:span></text:p>
      <text:p text:style-name="P4"><text:span text:style-name="Teletype"><text:span text:style-name="T2">Mas estamos seguro que tendremos un mañana libre</text:span></text:span></text:p>
      <text:p text:style-name="P4"><text:span text:style-name="Teletype"><text:span text:style-name="T2">Apartemos esta atadura que nos ahoga</text:span></text:span></text:p>
      <text:p text:style-name="P4"><text:span text:style-name="Teletype"><text:span text:style-name="T2">Quitemos ese mal que nos persigue</text:span></text:span></text:p>
      <text:p text:style-name="P4"><text:span text:style-name="Teletype"><text:span text:style-name="T2">La seguridad es nuestro lema...</text:span></text:span></text:p>
      <text:p text:style-name="P4"><text:span text:style-name="Teletype"><text:span text:style-name="T2">Y Libre somos</text:span></text:span></text:p>
      <text:p text:style-name="P4"><text:span text:style-name="Teletype"><text:span text:style-name="T2">Y libre seguiremos siendo</text:span></text:span></text:p>
      <text:p text:style-name="P4"><text:span text:style-name="Teletype"><text:span text:style-name="T2">Y hacker nos llamarás</text:span></text:span></text:p>
      <text:p text:style-name="P4"><text:span text:style-name="Teletype"><text:span text:style-name="T2">Pero con la dignidad por delante</text:span></text:span></text:p>
      <text:p text:style-name="P4"><text:span text:style-name="Teletype"><text:span text:style-name="T2">Y ese día que tengas nuestra dignidad en tu mano</text:span></text:span></text:p>
      <text:p text:style-name="P4"><text:span text:style-name="Teletype"><text:span text:style-name="T2">Si....sólo ese día entenderás</text:span></text:span></text:p>
      <text:p text:style-name="P4"><text:span text:style-name="Teletype"><text:span text:style-name="T2">Que ser hacker es ser libre</text:span></text:span></text:p>
      <text:p text:style-name="P4"><text:span text:style-name="Teletype"><text:span text:style-name="T2">Y el hombre libre</text:span></text:span></text:p>
      <text:p text:style-name="P4"><text:span text:style-name="Teletype"><text:span text:style-name="T2">Tiene paz..................no tiene cemento</text:span></text:span></text:p>
      <text:p text:style-name="P4"><text:span text:style-name="Teletype"><text:span text:style-name="T2">Ser hacker........ser libre......ser justo......</text:span></text:span></text:p>
      <text:p text:style-name="P4"><text:span text:style-name="Teletype"><text:span text:style-name="T2">Será siempre nuestro lema y el futuro de nuestra lucha</text:span></text:span></text:p>
      <text:p text:style-name="P4"><text:span text:style-name="Teletype"><text:span text:style-name="T2">Autor : Ramón Anselmo Rengifo Avendaño</text:span></text:span></text:p>
      <text:p text:style-name="P4"><text:span text:style-name="Teletype"><text:span text:style-name="T2">Caracas Venezuela</text:span></text:span></text:p>
      <text:p text:style-name="P4"><text:span text:style-name="Teletype"><text:span text:style-name="T2">copyleft 2011 – Attribution-Share Alike 3.0 Unported</text:span></text:span></text:p>
      <text:p text:style-name="P8"><text:toc-mark-start text:id="IMark2881989268" text:outline-level="1"/><text:span text:style-name="Teletype"><text:span text:style-name="T3">Ensayos</text:span></text:span><text:toc-mark-end text:id="IMark2881989268"/></text:p>
      <text:p text:style-name="P4"><text:span text:style-name="Teletype"><text:span text:style-name="T2"/></text:span></text:p>
      <text:p text:style-name="P4"><text:toc-mark-start text:id="IMark2882309548" text:outline-level="2"/><text:span text:style-name="Teletype"><text:span text:style-name="T3">La Libertad del Pensamiento Innovador</text:span></text:span><text:toc-mark-end text:id="IMark2882309548"/><text:span text:style-name="Teletype"><text:span text:style-name="T2"></text:span></text:span></text:p>
      <text:p text:style-name="P4"><text:span text:style-name="Teletype"><text:span text:style-name="T2">Innovar es transformar un proceso a través de la inclusión planificada de una serie de</text:span></text:span></text:p>
      <text:p text:style-name="P4"><text:span text:style-name="Teletype"><text:span text:style-name="T2">novedades o cambios. Esta mejora</text:span></text:span></text:p>
      <text:p text:style-name="P4"><text:span text:style-name="Teletype"><text:span text:style-name="T2">tiene un periodo de aplicabilidad definido</text:span></text:span></text:p>
      <text:p text:style-name="P4"><text:span text:style-name="Teletype"><text:span text:style-name="T2">(Medina R, 2011).</text:span></text:span></text:p>
      <text:p text:style-name="P4"><text:span text:style-name="Teletype"><text:span text:style-name="T2">La innovación debe ser planificada, considerando la misma como algo flexible que no</text:span></text:span></text:p>
      <text:p text:style-name="P4"><text:span text:style-name="Teletype"><text:span text:style-name="T2">limita la aparición de nuevas ideas, además sin mencionar que una innovación no</text:span></text:span></text:p>
      <text:p text:style-name="P4"><text:span text:style-name="Teletype"><text:span text:style-name="T2">necesariamente sostiene que debe existir algo nuevo, puede ser una forma diferente</text:span></text:span></text:p>
      <text:p text:style-name="P4"><text:span text:style-name="Teletype"><text:span text:style-name="T2">de hacer las cosas brindando siempre una mejora a un proceso determinado.</text:span></text:span></text:p>
      <text:p text:style-name="P4"><text:span text:style-name="Teletype"><text:span text:style-name="T2">Cabe destacar, que el surgimiento de nuevas ideas transformadoras no debe cumplir</text:span></text:span></text:p>
      <text:p text:style-name="P4"><text:span text:style-name="Teletype"><text:span text:style-name="T2">obligatoriamente una intencionalidad, así como tampoco debe tratar de cubrir una</text:span></text:span></text:p>
      <text:p text:style-name="P4"><text:span text:style-name="Teletype"><text:span text:style-name="T2">determinada necesidad, ya que existen innovaciones que sencillamente mejoran un</text:span></text:span></text:p>
      <text:p text:style-name="P4"><text:span text:style-name="Teletype"><text:span text:style-name="T2">proceso que no requería de una modificación para poder prevalecer.</text:span></text:span></text:p>
      <text:p text:style-name="P4"><text:span text:style-name="Teletype"><text:span text:style-name="T2">Cada innovación debe tener un tiempo definido, debido a que como proceso</text:span></text:span></text:p>
      <text:p text:style-name="P4"><text:span text:style-name="Teletype"><text:span text:style-name="T2">dinámico deja abierta la posibilidad del surgimiento de nuevas ideas que hagan de lo</text:span></text:span></text:p>
      <text:p text:style-name="P4"><text:span text:style-name="Teletype"><text:span text:style-name="T2">innovado algo mejorable. Se debe llevar un control de lo que se propone, pero sin</text:span></text:span></text:p>
      <text:p text:style-name="P4"><text:span text:style-name="Teletype"><text:span text:style-name="T2">interferir con el surgimiento de cosas nuevas durante el desarrollo incluso del</text:span></text:span></text:p>
      <text:p text:style-name="P4"><text:span text:style-name="Teletype"><text:span text:style-name="T2">proceso innovador.</text:span></text:span></text:p>
      <text:p text:style-name="P4"><text:span text:style-name="Teletype"><text:span text:style-name="T2">Algunos autores plantean que la innovación es propia de un determinado tiempo y</text:span></text:span></text:p>
      <text:p text:style-name="P4"><text:span text:style-name="Teletype"><text:span text:style-name="T2">espacio, razón por la cual algo no deja de ser innovador aunque exista, se practique</text:span></text:span></text:p>
      <text:p text:style-name="P4"><text:span text:style-name="Teletype"><text:span text:style-name="T2">o se haya experimentado en otro momento y en otra parte del mundo. Luego de</text:span></text:span></text:p>
      <text:p text:style-name="P4"><text:span text:style-name="Teletype"><text:span text:style-name="T2">estas acepciones, consideramos que el acto de innovar debe involucrar cambios</text:span></text:span></text:p>
      <text:p text:style-name="P4"><text:span text:style-name="Teletype"><text:span text:style-name="T2">profundos y que los mismos deben permanecer, por lo que es fundamental que</text:span></text:span></text:p>
      <text:p text:style-name="P4"><text:span text:style-name="Teletype"><text:span text:style-name="T2">tengan sentido y sean compartidos por aquellos que han de llevarlos a cabo, es</text:span></text:span></text:p>
      <text:p text:style-name="P4"><text:span text:style-name="Teletype"><text:span text:style-name="T2">decir, han de responder a sus preocupaciones y necesidades.</text:span></text:span></text:p>
      <text:p text:style-name="P4"><text:span text:style-name="Teletype"><text:span text:style-name="T2">Es muy importante que estos cambios, correspondientes a una transformación,</text:span></text:span></text:p>
      <text:p text:style-name="P4"><text:span text:style-name="Teletype"><text:span text:style-name="T2">cuenten con la aprobación de todos los actores o individuos </text:span></text:span><text:soft-page-break/><text:span text:style-name="Teletype"><text:span text:style-name="T2">involucrados, de esta</text:span></text:span></text:p>
      <text:p text:style-name="P4"><text:span text:style-name="Teletype"><text:span text:style-name="T2">forma, para la concreción de la idea, se debe lograr un compromiso con una debida</text:span></text:span></text:p>
      <text:p text:style-name="P4"><text:span text:style-name="Teletype"><text:span text:style-name="T2">identificación previa por parte de los participantes del proceso innovador, evitando las</text:span></text:span></text:p>
      <text:p text:style-name="P4"><text:span text:style-name="Teletype"><text:span text:style-name="T2">imposiciones que muchas veces trae consigo el carácter reformista.</text:span></text:span></text:p>
      <text:p text:style-name="P4"><text:span text:style-name="Teletype"><text:span text:style-name="T2">Haciendo énfasis en la diferencia entre reforma e innovación, vemos como algunos</text:span></text:span></text:p>
      <text:p text:style-name="P4"><text:span text:style-name="Teletype"><text:span text:style-name="T2">autores definen la reforma como algo impuesto en donde, si no existe compromiso,</text:span></text:span></text:p>
      <text:p text:style-name="P4"><text:span text:style-name="Teletype"><text:span text:style-name="T2">no se obtienen las mejoras planteadas; precisamente la clave para que estos</text:span></text:span></text:p>
      <text:p text:style-name="P4"><text:span text:style-name="Teletype"><text:span text:style-name="T2">cambios alcancen su objetivo es, que debe existir una buena exposición de objetivos,</text:span></text:span></text:p>
      <text:p text:style-name="P4"><text:span text:style-name="Teletype"><text:span text:style-name="T2">así como también de la visión y la misión de los cambios referidos. De esta forma se</text:span></text:span></text:p>
      <text:p text:style-name="P4"><text:span text:style-name="Teletype"><text:span text:style-name="T2">logra una mejora a través de la reforma y se combate con la resistencia al cambio</text:span></text:span></text:p>
      <text:p text:style-name="P4"><text:span text:style-name="Teletype"><text:span text:style-name="T2">que se pueda presentar en algunos de los factores involucrados.</text:span></text:span></text:p>
      <text:p text:style-name="P4"><text:span text:style-name="Teletype"><text:span text:style-name="T2">Toda innovación, transformación o surgimiento de nuevas ideas proviene de un</text:span></text:span></text:p>
      <text:p text:style-name="P4"><text:span text:style-name="Teletype"><text:span text:style-name="T2">proceso que condiciona el surgimiento como tal, el entorno juega un papel primordial,</text:span></text:span></text:p>
      <text:p text:style-name="P4"><text:span text:style-name="Teletype"><text:span text:style-name="T2">aunque se piense que los innovadores no vivan literalmente en la realidad, de alguna</text:span></text:span></text:p>
      <text:p text:style-name="P4"><text:span text:style-name="Teletype"><text:span text:style-name="T2">forma se ven influenciados por los acontecimientos a su alrededor. Basados en esto</text:span></text:span></text:p>
      <text:p text:style-name="P4"><text:span text:style-name="Teletype"><text:span text:style-name="T2">debemos propiciar un entorno que motive la investigación y desarrolle conductas que</text:span></text:span></text:p>
      <text:p text:style-name="P4"><text:span text:style-name="Teletype"><text:span text:style-name="T2">favorezcan la aparición de ideas innovadoras.</text:span></text:span></text:p>
      <text:p text:style-name="P4"><text:span text:style-name="Teletype"><text:span text:style-name="T2">En la actualidad la educación juega un papel fundamental, por lo que de alguna</text:span></text:span></text:p>
      <text:p text:style-name="P4"><text:span text:style-name="Teletype"><text:span text:style-name="T2">forma condiciona la aparición de las innovaciones, aunque si bien parte de la</text:span></text:span></text:p>
      <text:p text:style-name="P4"><text:span text:style-name="Teletype"><text:span text:style-name="T2">responsabilidad de que algunos profesionales no desarrollen ningún tipo de</text:span></text:span></text:p>
      <text:p text:style-name="P4"><text:span text:style-name="Teletype"><text:span text:style-name="T2">investigación, corresponde al modelo de educación actual, también hay una parte</text:span></text:span></text:p>
      <text:p text:style-name="P4"><text:span text:style-name="Teletype"><text:span text:style-name="T2">cubierta por los mismos profesionales. Para la educación es un reto tener que</text:span></text:span></text:p>
      <text:p text:style-name="P4"><text:span text:style-name="Teletype"><text:span text:style-name="T2">incentivar al estudiante para que desarrolle y plasme nuevas ideas, generalmente el</text:span></text:span></text:p>
      <text:p text:style-name="P4"><text:span text:style-name="Teletype"><text:span text:style-name="T2">estudiante logra alcanzar sus metas sin haber desarrollado una idea innovadora que</text:span></text:span></text:p>
      <text:p text:style-name="P4"><text:span text:style-name="Teletype"><text:span text:style-name="T2">mejore o transforme algún proceso para el bien de la sociedad.</text:span></text:span></text:p>
      <text:p text:style-name="P4"><text:span text:style-name="Teletype"><text:span text:style-name="T2">En ese orden de ideas la educación tiene por finalidad propiciar el desarrollo de</text:span></text:span></text:p>
      <text:p text:style-name="P4"><text:span text:style-name="Teletype"><text:span text:style-name="T2">habilidades y destrezas y favorecer la adquisición de nuevos </text:span></text:span><text:soft-page-break/><text:span text:style-name="Teletype"><text:span text:style-name="T2">conocimientos, sin que</text:span></text:span></text:p>
      <text:p text:style-name="P4"><text:span text:style-name="Teletype"><text:span text:style-name="T2">el educando se vea en la necesidad de pasar por las mismas situaciones que</text:span></text:span></text:p>
      <text:p text:style-name="P4"><text:span text:style-name="Teletype"><text:span text:style-name="T2">originalmente produjeron tales conocimientos y habilidades, esto es, de manera más</text:span></text:span></text:p>
      <text:p text:style-name="P4"><text:span text:style-name="Teletype"><text:span text:style-name="T2">directa y económica. La instrucción, por tanto, forma parte de la base de transmisión</text:span></text:span></text:p>
      <text:p text:style-name="P4"><text:span text:style-name="Teletype"><text:span text:style-name="T2">cultural en el desarrollo de las sociedades.</text:span></text:span></text:p>
      <text:p text:style-name="P4"><text:span text:style-name="Teletype"><text:span text:style-name="T2">Pues bien, en virtud del devenir en este mundo tan cambiante y una sociedad tan</text:span></text:span></text:p>
      <text:p text:style-name="P4"><text:span text:style-name="Teletype"><text:span text:style-name="T2">dinámica como en la que vivimos, donde no todas las personas se dedican a</text:span></text:span></text:p>
      <text:p text:style-name="P4"><text:span text:style-name="Teletype"><text:span text:style-name="T2">observar, meditar, escribir y plantear ideas de lo que cotidianamente hacen; es en</text:span></text:span></text:p>
      <text:p text:style-name="P4"><text:span text:style-name="Teletype"><text:span text:style-name="T2">este espacio donde debe surgir la inferencia de los educadores que ven con sentido</text:span></text:span></text:p>
      <text:p text:style-name="P4"><text:span text:style-name="Teletype"><text:span text:style-name="T2">preocupante el observar, el meditar y el plantear ideas para proyectar a futuro lo que</text:span></text:span></text:p>
      <text:p text:style-name="P4"><text:span text:style-name="Teletype"><text:span text:style-name="T2">la sociedad actual hace en sus vivencias. Por tanto que en el ámbito educativo se</text:span></text:span></text:p>
      <text:p text:style-name="P4"><text:span text:style-name="Teletype"><text:span text:style-name="T2">deben elaborar teorías innovadoras, manteniendo su presencia y vigencia.</text:span></text:span></text:p>
      <text:p text:style-name="P4"><text:span text:style-name="Teletype"><text:span text:style-name="T2">Basados en lo anterior, es propicio entonces entender que dentro del ámbito</text:span></text:span></text:p>
      <text:p text:style-name="P4"><text:span text:style-name="Teletype"><text:span text:style-name="T2">educativo es en donde se generan ideas innovadoras con más frecuencia, haciendo</text:span></text:span></text:p>
      <text:p text:style-name="P4"><text:span text:style-name="Teletype"><text:span text:style-name="T2">especial énfasis en que la innovación educativa se diferencia de la innovación en la</text:span></text:span></text:p>
      <text:p text:style-name="P4"><text:span text:style-name="Teletype"><text:span text:style-name="T2">educación en que la misma esta dirigida hacia la forma de cómo se imparten los</text:span></text:span></text:p>
      <text:p text:style-name="P4"><text:span text:style-name="Teletype"><text:span text:style-name="T2">conocimientos. La innovación en la educación hace referencia a las estructuras bajo</text:span></text:span></text:p>
      <text:p text:style-name="P4"><text:span text:style-name="Teletype"><text:span text:style-name="T2">las cuales funcionan las instituciones.</text:span></text:span></text:p>
      <text:p text:style-name="P4"><text:span text:style-name="Teletype"><text:span text:style-name="T2">Por otra parte y no menos importante la innovación tecnológica, viéndolo desde el</text:span></text:span></text:p>
      <text:p text:style-name="P4"><text:span text:style-name="Teletype"><text:span text:style-name="T2">punto de vista de los adelantos científicos pudiese estar más ligada a la actividad</text:span></text:span></text:p>
      <text:p text:style-name="P4"><text:span text:style-name="Teletype"><text:span text:style-name="T2">productiva para dar solución a problemas específicos. La relación entre las</text:span></text:span></text:p>
      <text:p text:style-name="P4"><text:span text:style-name="Teletype"><text:span text:style-name="T2">innovaciones tecnológicas y las educativas radica en la importancia que representa</text:span></text:span></text:p>
      <text:p text:style-name="P4"><text:span text:style-name="Teletype"><text:span text:style-name="T2">la una con respecto a la otra.</text:span></text:span></text:p>
      <text:p text:style-name="P4"><text:span text:style-name="Teletype"><text:span text:style-name="T2">Las innovaciones tecnológicas generalmente corresponden a procesos investigativos</text:span></text:span></text:p>
      <text:p text:style-name="P4"><text:span text:style-name="Teletype"><text:span text:style-name="T2">que conllevan a la determinación de nuevas cosas, técnicas o métodos que</text:span></text:span></text:p>
      <text:p text:style-name="P4"><text:span text:style-name="Teletype"><text:span text:style-name="T2">generalmente brinden una solución ante una necesidad establecida; mientras que la</text:span></text:span></text:p>
      <text:p text:style-name="P4"><text:soft-page-break/><text:span text:style-name="Teletype"><text:span text:style-name="T2">innovación educativa condiciona la manera cómo es concebido el conocimiento,</text:span></text:span></text:p>
      <text:p text:style-name="P4"><text:span text:style-name="Teletype"><text:span text:style-name="T2">como se hace más significativo un determinado aprendizaje, es decir, lograr que la</text:span></text:span></text:p>
      <text:p text:style-name="P4"><text:span text:style-name="Teletype"><text:span text:style-name="T2">educación mejore cada día tanto en su calidad como en su equidad.</text:span></text:span></text:p>
      <text:p text:style-name="P4"><text:span text:style-name="Teletype"><text:span text:style-name="T2">Algunos autores no clasifican la innovación, debido a que según ellos dicha</text:span></text:span></text:p>
      <text:p text:style-name="P4"><text:span text:style-name="Teletype"><text:span text:style-name="T2">clasificación carece de fundamentos teóricos, sin pensar que la misma no es</text:span></text:span></text:p>
      <text:p text:style-name="P4"><text:span text:style-name="Teletype"><text:span text:style-name="T2">aséptica y que proviene de diferentes corrientes de pensamiento, por lo tanto esta</text:span></text:span></text:p>
      <text:p text:style-name="P4"><text:span text:style-name="Teletype"><text:span text:style-name="T2">dependerá de lo que se interprete sobre ella en un determinado tiempo y espacio.</text:span></text:span></text:p>
      <text:p text:style-name="P4"><text:span text:style-name="Teletype"><text:span text:style-name="T2">Como ejemplo se presenta la situación entre las universidades y la industria, las</text:span></text:span></text:p>
      <text:p text:style-name="P4"><text:span text:style-name="Teletype"><text:span text:style-name="T2">cuales muchas veces al trabajar en conjunto desarrollan ideas muy innovadoras y</text:span></text:span></text:p>
      <text:p text:style-name="P4"><text:span text:style-name="Teletype"><text:span text:style-name="T2">relevantes que plantean soluciones a la sociedad. Dentro de las universidades se</text:span></text:span></text:p>
      <text:p text:style-name="P4"><text:span text:style-name="Teletype"><text:span text:style-name="T2">desarrollan investigaciones que plantean soluciones o mejoras de los procesos que</text:span></text:span></text:p>
      <text:p text:style-name="P4"><text:span text:style-name="Teletype"><text:span text:style-name="T2">pudiesen desarrollarse.</text:span></text:span></text:p>
      <text:p text:style-name="P4"><text:span text:style-name="Teletype"><text:span text:style-name="T2">Las instituciones educativas, deben trabajar en función de fortalecer su integración</text:span></text:span></text:p>
      <text:p text:style-name="P4"><text:span text:style-name="Teletype"><text:span text:style-name="T2">con la comunidad, participando y dejando de ser entes aislados avocados a batallar</text:span></text:span></text:p>
      <text:p text:style-name="P4"><text:span text:style-name="Teletype"><text:span text:style-name="T2">solo por obtener sus propios beneficios. De la misma forma otros sectores de la</text:span></text:span></text:p>
      <text:p text:style-name="P4"><text:span text:style-name="Teletype"><text:span text:style-name="T2">economía solo se limitan a aportar el producto que de acuerdo con sus funciones y</text:span></text:span></text:p>
      <text:p text:style-name="P4"><text:span text:style-name="Teletype"><text:span text:style-name="T2">su concepción deben aportar, olvidándose por completo del entorno que los rodea</text:span></text:span></text:p>
      <text:p text:style-name="P4"><text:span text:style-name="Teletype"><text:span text:style-name="T2">(Cultura Capitalista).</text:span></text:span></text:p>
      <text:p text:style-name="P4"><text:span text:style-name="Teletype"><text:span text:style-name="T2">En muchos casos se suprime la aparición de cualquier idea innovadora, a través de</text:span></text:span></text:p>
      <text:p text:style-name="P4"><text:span text:style-name="Teletype"><text:span text:style-name="T2">la asignación de pesadas cargas laborales, limitando el desarrollo del proceso</text:span></text:span></text:p>
      <text:p text:style-name="P4"><text:span text:style-name="Teletype"><text:span text:style-name="T2">innovador a departamentos u organizaciones creadas para ese fin dentro de las</text:span></text:span></text:p>
      <text:p text:style-name="P4"><text:span text:style-name="Teletype"><text:span text:style-name="T2">instituciones, en donde además se condicionan las ideas, considerando solo aquellas</text:span></text:span></text:p>
      <text:p text:style-name="P4"><text:span text:style-name="Teletype"><text:span text:style-name="T2">que beneficien a la productividad. Así mismo se garantiza la preservación del sistema</text:span></text:span></text:p>
      <text:p text:style-name="P4"><text:span text:style-name="Teletype"><text:span text:style-name="T2">apoyando los proyectos innovadores que abaraten los costos o generen ganancias</text:span></text:span></text:p>
      <text:p text:style-name="P4"><text:span text:style-name="Teletype"><text:span text:style-name="T2">para las elites que manejan las organizaciones.</text:span></text:span></text:p>
      <text:p text:style-name="P4"><text:span text:style-name="Teletype"><text:span text:style-name="T2">El pensamiento innovador esta dentro del ser humano, pidiendo ser escuchado,</text:span></text:span></text:p>
      <text:p text:style-name="P4"><text:soft-page-break/><text:span text:style-name="Teletype"><text:span text:style-name="T2">sistematizado, planificado y ejecutado; el mismo se ha visto amedrentado por la</text:span></text:span></text:p>
      <text:p text:style-name="P4"><text:span text:style-name="Teletype"><text:span text:style-name="T2">ideología Capitalista, la cual en la búsqueda de su expansión, limita el desarrollo de</text:span></text:span></text:p>
      <text:p text:style-name="P4"><text:span text:style-name="Teletype"><text:span text:style-name="T2">cualquier idea que atente contra su existencia.</text:span></text:span></text:p>
      <text:p text:style-name="P4"><text:span text:style-name="Teletype"><text:span text:style-name="T2">En este sentido surge la necesidad de desarrollar innovaciones que sirvan a las</text:span></text:span></text:p>
      <text:p text:style-name="P4"><text:span text:style-name="Teletype"><text:span text:style-name="T2">comunidades para satisfacer sus necesidades puntuales y mejorar las condiciones</text:span></text:span></text:p>
      <text:p text:style-name="P4"><text:span text:style-name="Teletype"><text:span text:style-name="T2">de vida de sus habitantes. Esto además, significa poner en práctica el libre</text:span></text:span></text:p>
      <text:p text:style-name="P4"><text:span text:style-name="Teletype"><text:span text:style-name="T2">pensamiento, desarrollando nuevas ideas que logren liberarnos de las cadenas que,</text:span></text:span></text:p>
      <text:p text:style-name="P4"><text:span text:style-name="Teletype"><text:span text:style-name="T2">hoy en día, aún nos son impuestas por el capitalismo.</text:span></text:span></text:p>
      <text:p text:style-name="P4"><text:span text:style-name="Teletype"><text:span text:style-name="T2">La finalidad de este ensayo es dejar ver, como en cierta forma nos han manipulado,</text:span></text:span></text:p>
      <text:p text:style-name="P4"><text:span text:style-name="Teletype"><text:span text:style-name="T2">haciéndonos creer que somos incapaces de generar una idea brillante e innovadora</text:span></text:span></text:p>
      <text:p text:style-name="P4"><text:span text:style-name="Teletype"><text:span text:style-name="T2">y de esa forma garantizar su dominio sobre nosotros, condicionando nuestra forma</text:span></text:span></text:p>
      <text:p text:style-name="P4"><text:span text:style-name="Teletype"><text:span text:style-name="T2">de pensar sometiéndonos desde el comienzo de nuestras vidas a una ideología</text:span></text:span></text:p>
      <text:p text:style-name="P4"><text:span text:style-name="Teletype"><text:span text:style-name="T2">capitalista, impregnada de atropellos hacia nuestra libertad de pensamiento. La</text:span></text:span></text:p>
      <text:p text:style-name="P4"><text:span text:style-name="Teletype"><text:span text:style-name="T2">verdadera libertad esta en poder expresar nuestras ideas sin temor a ser señalado;</text:span></text:span></text:p>
      <text:p text:style-name="P4"><text:span text:style-name="Teletype"><text:span text:style-name="T2">valorar lo nuestro, enaltecer lo alcanzado, desarrollar un ambiente que propicie el</text:span></text:span></text:p>
      <text:p text:style-name="P4"><text:span text:style-name="Teletype"><text:span text:style-name="T2">surgimiento de ideas nuevas e innovadoras y materializar las mismas con la</text:span></text:span></text:p>
      <text:p text:style-name="P4"><text:span text:style-name="Teletype"><text:span text:style-name="T2">intención de ir mejorando cada día, en conclusión este es el único camino hacia la</text:span></text:span></text:p>
      <text:p text:style-name="P4"><text:span text:style-name="Teletype"><text:span text:style-name="T2">plena soberanía.</text:span></text:span></text:p>
      <text:p text:style-name="P5"><text:span text:style-name="Teletype"><text:span text:style-name="T2">¡Patria Socialista o Muerte, Hasta la Victoria Siempre, Venceremos!</text:span></text:span></text:p>
      <text:p text:style-name="P5"><text:span text:style-name="Teletype"><text:span text:style-name="T2"/></text:span></text:p>
      <text:p text:style-name="P5"><text:span text:style-name="Teletype"><text:span text:style-name="T2"/></text:span></text:p>
      <text:p text:style-name="P5"><text:toc-mark-start text:id="IMark2881989956" text:outline-level="2"/><text:span text:style-name="Teletype"><text:span text:style-name="T3">Figura de las mujeres en el movimiento social del Software Libre</text:span></text:span><text:toc-mark-end text:id="IMark2881989956"/></text:p>
      <text:p text:style-name="P5"><text:span text:style-name="Teletype"><text:span text:style-name="T2">Clara Jaspe</text:span></text:span></text:p>
      <text:p text:style-name="P5"><text:span text:style-name="Teletype"><text:span text:style-name="T2"/></text:span></text:p>
      <text:p text:style-name="P5"><text:span text:style-name="Teletype"><text:span text:style-name="T2">Es cosa que desconsuela</text:span></text:span></text:p>
      <text:p text:style-name="P5"><text:span text:style-name="Teletype"><text:span text:style-name="T2">ver como se vuela la Buela</text:span></text:span></text:p>
      <text:p text:style-name="P5"><text:span text:style-name="Teletype"><text:span text:style-name="T2">con tanta descortesía</text:span></text:span></text:p>
      <text:p text:style-name="P5"><text:span text:style-name="Teletype"><text:span text:style-name="T2">que es como si en este día</text:span></text:span></text:p>
      <text:p text:style-name="P5"><text:span text:style-name="Teletype"><text:span text:style-name="T2">le arrancaran una muela...</text:span></text:span></text:p>
      <text:p text:style-name="P5"><text:span text:style-name="Teletype"><text:span text:style-name="T2">o dos a la policía.</text:span></text:span></text:p>
      <text:p text:style-name="P5"><text:span text:style-name="Teletype"><text:span text:style-name="T2">(Poema publicado en un</text:span></text:span></text:p>
      <text:p text:style-name="P5"><text:span text:style-name="Teletype"><text:span text:style-name="T2">periódico de Argentina a</text:span></text:span></text:p>
      <text:p text:style-name="P5"><text:span text:style-name="Teletype"><text:span text:style-name="T2">propósito de la fuga exitosa de</text:span></text:span></text:p>
      <text:p text:style-name="P5"><text:soft-page-break/><text:span text:style-name="Teletype"><text:span text:style-name="T2">Juana Rouco Buela, debido a</text:span></text:span></text:p>
      <text:p text:style-name="P5"><text:span text:style-name="Teletype"><text:span text:style-name="T2">la persecución de anarquistas</text:span></text:span></text:p>
      <text:p text:style-name="P5"><text:span text:style-name="Teletype"><text:span text:style-name="T2">e inmigrantes del gobierno de</text:span></text:span></text:p>
      <text:p text:style-name="P5"><text:span text:style-name="Teletype"><text:span text:style-name="T2">Roca; lucho radicalmente por</text:span></text:span></text:p>
      <text:p text:style-name="P5"><text:span text:style-name="Teletype"><text:span text:style-name="T2">la igualdad de situación de las</text:span></text:span></text:p>
      <text:p text:style-name="P5"><text:span text:style-name="Teletype"><text:span text:style-name="T2">mujeres, nacida en España,</text:span></text:span></text:p>
      <text:p text:style-name="P5"><text:span text:style-name="Teletype"><text:span text:style-name="T2">vivió en Argentina desde muy</text:span></text:span></text:p>
      <text:p text:style-name="P5"><text:span text:style-name="Teletype"><text:span text:style-name="T2">pequeña, fundadora, junto con</text:span></text:span></text:p>
      <text:p text:style-name="P5"><text:span text:style-name="Teletype"><text:span text:style-name="T2">otras mujeres, del Centro</text:span></text:span></text:p>
      <text:p text:style-name="P5"><text:span text:style-name="Teletype"><text:span text:style-name="T2">Femenino de Anarquismo en</text:span></text:span></text:p>
      <text:p text:style-name="P5"><text:span text:style-name="Teletype"><text:span text:style-name="T2">Buenos Aires)</text:span></text:span></text:p>
      <text:p text:style-name="P5"><text:span text:style-name="Teletype"><text:span text:style-name="T2">a ella mis lineas y admiración.</text:span></text:span></text:p>
      <text:p text:style-name="P5"><text:span text:style-name="Teletype"><text:span text:style-name="T2">cc Atribución, Compartir Bajo la misma Licencia de Creative Commons</text:span></text:span></text:p>
      <text:p text:style-name="P5"><text:span text:style-name="Teletype"><text:span text:style-name="T2">Con este pequeño esfuerzo espero contribuir con el objetivo en marcha de la</text:span></text:span></text:p>
      <text:p text:style-name="P5"><text:span text:style-name="Teletype"><text:span text:style-name="T2">incorporación del tema de la posición y condiciones de la mujer en contextos de</text:span></text:span></text:p>
      <text:p text:style-name="P5"><text:span text:style-name="Teletype"><text:span text:style-name="T2">debate e implementación de tecnologías libres, también incitar a dar una vuelta</text:span></text:span></text:p>
      <text:p text:style-name="P5"><text:span text:style-name="Teletype"><text:span text:style-name="T2">total de tuerca a la relación mujer-hombre, con la especificidad de la brecha de</text:span></text:span></text:p>
      <text:p text:style-name="P5"><text:span text:style-name="Teletype"><text:span text:style-name="T2">genero que existe en el Movimiento de Software Libre a nivel mundial que ha</text:span></text:span></text:p>
      <text:p text:style-name="P5"><text:span text:style-name="Teletype"><text:span text:style-name="T2">invisivilizado la participación activa de estas mujeres promotoras del Software</text:span></text:span></text:p>
      <text:p text:style-name="P5"><text:span text:style-name="Teletype"><text:span text:style-name="T2">Libre. Por ello creo necesario que se discuta, se tome conciencia y tod@s nos</text:span></text:span></text:p>
      <text:p text:style-name="P5"><text:span text:style-name="Teletype"><text:span text:style-name="T2">sensibilizemos ante esta problemática, para pisar fuerte en espacios que han sido</text:span></text:span></text:p>
      <text:p text:style-name="P5"><text:span text:style-name="Teletype"><text:span text:style-name="T2">vedados.</text:span></text:span></text:p>
      <text:p text:style-name="P5"><text:span text:style-name="Teletype"><text:span text:style-name="T2">Figura de las mujeres en el movimiento social del Software Libre.</text:span></text:span></text:p>
      <text:p text:style-name="P5"><text:span text:style-name="Teletype"><text:span text:style-name="T2">Clara Jaspe.</text:span></text:span></text:p>
      <text:p text:style-name="P5"><text:span text:style-name="Teletype"><text:span text:style-name="T2">Existe un desbalance considerable entre la comunidad de Software Libre, en</text:span></text:span></text:p>
      <text:p text:style-name="P5"><text:span text:style-name="Teletype"><text:span text:style-name="T2">cuanto a la participación de hombres y mujeres. En numerosos sitios web señalan</text:span></text:span></text:p>
      <text:p text:style-name="P5"><text:span text:style-name="Teletype"><text:span text:style-name="T2">que la participación femenina en el Movimiento de Software Libre no supera el 3%.</text:span></text:span></text:p>
      <text:p text:style-name="P5"><text:span text:style-name="Teletype"><text:span text:style-name="T2">Es este paradigma de roles en la sociedad el que atraviesa transversalmente la</text:span></text:span></text:p>
      <text:p text:style-name="P5"><text:span text:style-name="Teletype"><text:span text:style-name="T2">problemática, por ejemplo, en las carreras técnicas como la computación, la</text:span></text:span></text:p>
      <text:p text:style-name="P5"><text:span text:style-name="Teletype"><text:span text:style-name="T2">ingeniería mecánica, es frecuente ver mas hombres que mujeres, y lo que es</text:span></text:span></text:p>
      <text:p text:style-name="P5"><text:span text:style-name="Teletype"><text:span text:style-name="T2">devastador, se ha llegado a normalizar esta situación. Parece que no nos damos</text:span></text:span></text:p>
      <text:p text:style-name="P5"><text:span text:style-name="Teletype"><text:span text:style-name="T2">cuenta que niñas y niños siguen recibiendo el refuerzo típico del papel que deben</text:span></text:span></text:p>
      <text:p text:style-name="P5"><text:soft-page-break/><text:span text:style-name="Teletype"><text:span text:style-name="T2">cumplir en la sociedad. A las niñas... muñecas y ollitas y a los varoncitos... carros</text:span></text:span></text:p>
      <text:p text:style-name="P5"><text:span text:style-name="Teletype"><text:span text:style-name="T2">y herramientas.</text:span></text:span></text:p>
      <text:p text:style-name="P5"><text:span text:style-name="Teletype"><text:span text:style-name="T2">Pienso entonces que estos patrones culturales se reproducen al afirmar, a veces</text:span></text:span></text:p>
      <text:p text:style-name="P5"><text:span text:style-name="Teletype"><text:span text:style-name="T2">de forma ludica, que las mujeres se distraen con frecuencia y que no suelen</text:span></text:span></text:p>
      <text:p text:style-name="P5"><text:span text:style-name="Teletype"><text:span text:style-name="T2">cc Atribución, Compartir Bajo la misma Licencia de Creative Commons</text:span></text:span></text:p>
      <text:p text:style-name="P5"><text:span text:style-name="Teletype"><text:span text:style-name="T2">razonar de manera lógica, [para las herramientas] o el tan común y terrible</text:span></text:span></text:p>
      <text:p text:style-name="P5"><text:span text:style-name="Teletype"><text:span text:style-name="T2">“sentimiento maternal” [para las muñecas]. También he podido apreciar que las</text:span></text:span></text:p>
      <text:p text:style-name="P5"><text:span text:style-name="Teletype"><text:span text:style-name="T2">discusiones de la comunidad suelen hacerse por las listas de correo y que la</text:span></text:span></text:p>
      <text:p text:style-name="P5"><text:span text:style-name="Teletype"><text:span text:style-name="T2">participación en la comunidad es meritocrática, este tipo de condiciones se refleja</text:span></text:span></text:p>
      <text:p text:style-name="P5"><text:span text:style-name="Teletype"><text:span text:style-name="T2">y afecta la participación de mujeres y hombres.</text:span></text:span></text:p>
      <text:p text:style-name="P5"><text:span text:style-name="Teletype"><text:span text:style-name="T2">La mayoría de los aportes de los integrantes de la Comunidad de Software Libre</text:span></text:span></text:p>
      <text:p text:style-name="P5"><text:span text:style-name="Teletype"><text:span text:style-name="T2">es voluntario. En la actualidad, el tiempo libre de los hombres puede ser mejor</text:span></text:span></text:p>
      <text:p text:style-name="P5"><text:span text:style-name="Teletype"><text:span text:style-name="T2">invertido que el de las mujeres, puesto que a ellas, después de la jornada laboral,</text:span></text:span></text:p>
      <text:p text:style-name="P5"><text:span text:style-name="Teletype"><text:span text:style-name="T2">les espera otra en el espacio doméstico, se deja la responsabilidad privada en el</text:span></text:span></text:p>
      <text:p text:style-name="P5"><text:span text:style-name="Teletype"><text:span text:style-name="T2">núcleo familiar y atiza la competencia entre hombres y mujeres.</text:span></text:span></text:p>
      <text:p text:style-name="P5"><text:span text:style-name="Teletype"><text:span text:style-name="T2">Sustentando lo anterior, cabe señalar que miembros hombres de la comunidad</text:span></text:span></text:p>
      <text:p text:style-name="P5"><text:span text:style-name="Teletype"><text:span text:style-name="T2">tienen familias con hijos y todo, y parejas fuera de este grupo, pero con las chicas</text:span></text:span></text:p>
      <text:p text:style-name="P5"><text:span text:style-name="Teletype"><text:span text:style-name="T2">ocurre todo lo contrario, es decir, sin hijos, solteras o con pareja de la misma</text:span></text:span></text:p>
      <text:p text:style-name="P5"><text:span text:style-name="Teletype"><text:span text:style-name="T2">comunidad, no digo que sea una constante que defina a los activistas, solo es una</text:span></text:span></text:p>
      <text:p text:style-name="P5"><text:span text:style-name="Teletype"><text:span text:style-name="T2">señal que apunta a que son unos los que gozan de tiempo libre mas que otras.</text:span></text:span></text:p>
      <text:p text:style-name="P5"><text:span text:style-name="Teletype"><text:span text:style-name="T2">Para trascender esta situación hay que aceptar la existencia de un problema de</text:span></text:span></text:p>
      <text:p text:style-name="P5"><text:span text:style-name="Teletype"><text:span text:style-name="T2">tod@s, que se involucren tanto mujeres como hombres, ya que al referirme a una</text:span></text:span></text:p>
      <text:p text:style-name="P5"><text:span text:style-name="Teletype"><text:span text:style-name="T2">problemática de genero, no es una afectación característica de las mujeres, este</text:span></text:span></text:p>
      <text:p text:style-name="P5"><text:span text:style-name="Teletype"><text:span text:style-name="T2">sera de fácil y pronto alcance si todos los que hacen vida en la Comunidad de</text:span></text:span></text:p>
      <text:p text:style-name="P5"><text:span text:style-name="Teletype"><text:span text:style-name="T2">Software Libre piensan y desmonten estas conductas que avalan y normalizan las</text:span></text:span></text:p>
      <text:p text:style-name="P5"><text:span text:style-name="Teletype"><text:span text:style-name="T2">desigualdades relacionadas inmediatamente con el género.</text:span></text:span></text:p>
      <text:p text:style-name="P5"><text:span text:style-name="Teletype"><text:span text:style-name="T2">Me parece oportuno hacer mención de una entrevista realizada por </text:span></text:span><text:soft-page-break/><text:span text:style-name="Teletype"><text:span text:style-name="T2">Software Libre</text:span></text:span></text:p>
      <text:p text:style-name="P5"><text:span text:style-name="Teletype"><text:span text:style-name="T2">Chile a Richard Stallman, publicada en http://www.softwarelibre.cl/drupal//?</text:span></text:span></text:p>
      <text:p text:style-name="P5"><text:span text:style-name="Teletype"><text:span text:style-name="T2">q=node/1080, fundador del Movimiento de Software libre, de la Free Software</text:span></text:span></text:p>
      <text:p text:style-name="P5"><text:span text:style-name="Teletype"><text:span text:style-name="T2">Foundation y del Proyecto GNU, que con su ética extendió a través del uso de la</text:span></text:span></text:p>
      <text:p text:style-name="P5"><text:span text:style-name="Teletype"><text:span text:style-name="T2">cc Atribución, Compartir Bajo la misma Licencia de Creative Commons</text:span></text:span></text:p>
      <text:p text:style-name="P5"><text:span text:style-name="Teletype"><text:span text:style-name="T2">tecnología: “la libertad, democracia, derechos humanos y desarrollo”, donde se</text:span></text:span></text:p>
      <text:p text:style-name="P5"><text:span text:style-name="Teletype"><text:span text:style-name="T2">pretende abordar la cuestión de la presencia e intervención de las mujeres en el</text:span></text:span></text:p>
      <text:p text:style-name="P5"><text:span text:style-name="Teletype"><text:span text:style-name="T2">Movimiento del Software Libre.</text:span></text:span></text:p>
      <text:p text:style-name="P5"><text:span text:style-name="Teletype"><text:span text:style-name="T2">He aquí algunos fragmentos que me han llamado atención. (Sé que es una actitud</text:span></text:span></text:p>
      <text:p text:style-name="P5"><text:span text:style-name="Teletype"><text:span text:style-name="T2">sumamente subjetiva y circunstancial pues he escogido con perspicacia ciertas</text:span></text:span></text:p>
      <text:p text:style-name="P5"><text:span text:style-name="Teletype"><text:span text:style-name="T2">respuestas del fundador del movimiento, pero solo para evidenciar la brecha de</text:span></text:span></text:p>
      <text:p text:style-name="P5"><text:span text:style-name="Teletype"><text:span text:style-name="T2">género existente en la comunidad).</text:span></text:span></text:p>
      <text:p text:style-name="P5"><text:span text:style-name="Teletype"><text:span text:style-name="T2">S.L.Ch: Hablemos de mujeres y tecnología en general, parece que siempre</text:span></text:span></text:p>
      <text:p text:style-name="P5"><text:span text:style-name="Teletype"><text:span text:style-name="T2">hemos estado relegadas a un segundo plano. ¿Cuál ha sido tu experiencia</text:span></text:span></text:p>
      <text:p text:style-name="P5"><text:span text:style-name="Teletype"><text:span text:style-name="T2">trabajando con mujeres? ¿Cómo has sentido tú y como percibes la lucha de</text:span></text:span></text:p>
      <text:p text:style-name="P5"><text:span text:style-name="Teletype"><text:span text:style-name="T2">las mujeres por sus derechos?</text:span></text:span></text:p>
      <text:p text:style-name="P5"><text:span text:style-name="Teletype"><text:span text:style-name="T2">R.S: No he trabajado con ninguna mujer en proyectos como programador;</text:span></text:span></text:p>
      <text:p text:style-name="P5"><text:span text:style-name="Teletype"><text:span text:style-name="T2">no creo que haya ninguna voluntaria trabajando en Emacs o GCC (GNU</text:span></text:span></text:p>
      <text:p text:style-name="P5"><text:span text:style-name="Teletype"><text:span text:style-name="T2">Compiler Collection) (...)</text:span></text:span></text:p>
      <text:p text:style-name="P5"><text:span text:style-name="Teletype"><text:span text:style-name="T2">Una respuesta precisa y sucinta.</text:span></text:span></text:p>
      <text:p text:style-name="P5"><text:span text:style-name="Teletype"><text:span text:style-name="T2">S.L.Ch: ¿Qué cantidad mujeres existen como miembros participantes de la</text:span></text:span></text:p>
      <text:p text:style-name="P5"><text:span text:style-name="Teletype"><text:span text:style-name="T2">Free Software Foundation?</text:span></text:span></text:p>
      <text:p text:style-name="P5"><text:span text:style-name="Teletype"><text:span text:style-name="T2">R.S: Todos son hombres en el consejo FSF. Los fundadores de la FSF eran</text:span></text:span></text:p>
      <text:p text:style-name="P5"><text:span text:style-name="Teletype"><text:span text:style-name="T2">todos hombres. Esto refleja el factor de que el terreno de la programación y</text:span></text:span></text:p>
      <text:p text:style-name="P5"><text:span text:style-name="Teletype"><text:span text:style-name="T2">de la comunidad del software libre es mayoritariamente masculino.</text:span></text:span></text:p>
      <text:p text:style-name="P5"><text:span text:style-name="Teletype"><text:span text:style-name="T2">Aquí, creo necesario observar el fenómeno y con ojo antropológico, generalmente</text:span></text:span></text:p>
      <text:p text:style-name="P5"><text:span text:style-name="Teletype"><text:span text:style-name="T2">problematizador, admitir el arraigo de un concepto erróneo del asunto avalado por</text:span></text:span></text:p>
      <text:p text:style-name="P5"><text:span text:style-name="Teletype"><text:span text:style-name="T2">paradigmas socio-culturales. Para la mayoría de los [hombres] que hacen vida en</text:span></text:span></text:p>
      <text:p text:style-name="P5"><text:span text:style-name="Teletype"><text:span text:style-name="T2">el Movimiento de Software Libre, la falta de féminas en la comunidad y más en los</text:span></text:span></text:p>
      <text:p text:style-name="P5"><text:span text:style-name="Teletype"><text:span text:style-name="T2">foros de Software Libre es porque “las mujeres” no intervienen. Con </text:span></text:span><text:soft-page-break/><text:span text:style-name="Teletype"><text:span text:style-name="T2">esto, entiendo</text:span></text:span></text:p>
      <text:p text:style-name="P5"><text:span text:style-name="Teletype"><text:span text:style-name="T2">cc Atribución, Compartir Bajo la misma Licencia de Creative Commons</text:span></text:span></text:p>
      <text:p text:style-name="P5"><text:span text:style-name="Teletype"><text:span text:style-name="T2">entonces que como el Movimiento es incluyente, ya que no existen muros</text:span></text:span></text:p>
      <text:p text:style-name="P5"><text:span text:style-name="Teletype"><text:span text:style-name="T2">formales de incorporación, responsabiliza inmediatamente al otro sexo de no</text:span></text:span></text:p>
      <text:p text:style-name="P5"><text:span text:style-name="Teletype"><text:span text:style-name="T2">integrarse y hacerse escuchar.</text:span></text:span></text:p>
      <text:p text:style-name="P5"><text:span text:style-name="Teletype"><text:span text:style-name="T2">S.L.Ch: ¿Qué te parece la existencia de grupos específicos de chicas por</text:span></text:span></text:p>
      <text:p text:style-name="P5"><text:span text:style-name="Teletype"><text:span text:style-name="T2">ejemplo de Debian Women o Ubuntu women?</text:span></text:span></text:p>
      <text:p text:style-name="P5"><text:span text:style-name="Teletype"><text:span text:style-name="T2">R.S: Perdón, no sé nada de esos grupos. Lo que sé sobre Debian y Ubuntu</text:span></text:span></text:p>
      <text:p text:style-name="P5"><text:span text:style-name="Teletype"><text:span text:style-name="T2">es que ambos distribuyen software no libre (non-free software).</text:span></text:span></text:p>
      <text:p text:style-name="P5"><text:span text:style-name="Teletype"><text:span text:style-name="T2">Existe un sitio en la red que potencia y visibiliza la presencia de mujeres</text:span></text:span></text:p>
      <text:p text:style-name="P5"><text:span text:style-name="Teletype"><text:span text:style-name="T2">impulsoras del Movimiento de Software Libre en distintas partes del mundo, listas</text:span></text:span></text:p>
      <text:p text:style-name="P5"><text:span text:style-name="Teletype"><text:span text:style-name="T2">de correo electrónico de Software Libre, grupos y redes y mujeres hackers, una</text:span></text:span></text:p>
      <text:p text:style-name="P5"><text:span text:style-name="Teletype"><text:span text:style-name="T2">cantidad de nombres desconocidos (detrás de los cuales hay mujeres y, espero,</text:span></text:span></text:p>
      <text:p text:style-name="P5"><text:span text:style-name="Teletype"><text:span text:style-name="T2">hombres trabajando por la libertad del software), hasta por los [hombres] mas</text:span></text:span></text:p>
      <text:p text:style-name="P5"><text:span text:style-name="Teletype"><text:span text:style-name="T2">comprometidos con el desarrollo, transformación y difusión del Software Libre.</text:span></text:span></text:p>
      <text:p text:style-name="P5"><text:span text:style-name="Teletype"><text:span text:style-name="T2">S.L.Ch: ¿Y qué mujeres relevantes mencionarías en la Free Software</text:span></text:span></text:p>
      <text:p text:style-name="P5"><text:span text:style-name="Teletype"><text:span text:style-name="T2">Foundation Europa? ¿ y en el proyecto GNU?</text:span></text:span></text:p>
      <text:p text:style-name="P5"><text:span text:style-name="Teletype"><text:span text:style-name="T2">R.S: No sé si hay alguna mujer involucrada en la Free Software Foundation</text:span></text:span></text:p>
      <text:p text:style-name="P5"><text:span text:style-name="Teletype"><text:span text:style-name="T2">de Europa, pero hay una en la organización entre los directores de la Free</text:span></text:span></text:p>
      <text:p text:style-name="P5"><text:span text:style-name="Teletype"><text:span text:style-name="T2">Software Foundation de Latino América1 (...)</text:span></text:span></text:p>
      <text:p text:style-name="P5"><text:span text:style-name="Teletype"><text:span text:style-name="T2">En 2009 en la FSFE fue electa como vicepresidenta Fernanda G. Waiden [una</text:span></text:span></text:p>
      <text:p text:style-name="P5"><text:span text:style-name="Teletype"><text:span text:style-name="T2">mujer].</text:span></text:span></text:p>
      <text:p text:style-name="P5"><text:span text:style-name="Teletype"><text:span text:style-name="T2">1 Fernanda “Nanda” G. Weiden es una administradora de sistemas y perteneció al</text:span></text:span></text:p>
      <text:p text:style-name="P5"><text:span text:style-name="Teletype"><text:span text:style-name="T2">Consejo de la Fundación de Software Libre América Latina. Participante en el Proyecto</text:span></text:span></text:p>
      <text:p text:style-name="P5"><text:span text:style-name="Teletype"><text:span text:style-name="T2">Debian Women y es organizadora del Forum Internacional del Software Libre en Brasil.</text:span></text:span></text:p>
      <text:p text:style-name="P5"><text:span text:style-name="Teletype"><text:span text:style-name="T2">Fernanda G. Waiden fue electa vicepresidenta de la Free Software Foundation Europa en</text:span></text:span></text:p>
      <text:p text:style-name="P5"><text:span text:style-name="Teletype"><text:span text:style-name="T2">junio de 2009 (http://en.wikipedia.org/wiki/Fernanda G. Weiden)</text:span></text:span></text:p>
      <text:p text:style-name="P5"><text:span text:style-name="Teletype"><text:span text:style-name="T2">cc Atribución, Compartir Bajo la misma Licencia de Creative Commons</text:span></text:span></text:p>
      <text:p text:style-name="P5"><text:span text:style-name="Teletype"><text:span text:style-name="T2">(...)Está claro que los mantenedores, los responsables, son casi todos</text:span></text:span></text:p>
      <text:p text:style-name="P5"><text:span text:style-name="Teletype"><text:span text:style-name="T2">hombres. Este no es un dato que muestre preferencias por nuestra </text:span></text:span><text:soft-page-break/><text:span text:style-name="Teletype"><text:span text:style-name="T2">parte,</text:span></text:span></text:p>
      <text:p text:style-name="P5"><text:span text:style-name="Teletype"><text:span text:style-name="T2">sino porque los voluntarios para estos trabajos suelen ser hombres.</text:span></text:span></text:p>
      <text:p text:style-name="P5"><text:span text:style-name="Teletype"><text:span text:style-name="T2">En este momento nos encontramos con, el devastador tema, la división social del</text:span></text:span></text:p>
      <text:p text:style-name="P5"><text:span text:style-name="Teletype"><text:span text:style-name="T2">trabajo que parece presentarse en todas las situaciones de la dinámica social. Si</text:span></text:span></text:p>
      <text:p text:style-name="P5"><text:span text:style-name="Teletype"><text:span text:style-name="T2">esto es como parece, las mujeres en Software Libre son las encargadas de</text:span></text:span></text:p>
      <text:p text:style-name="P5"><text:span text:style-name="Teletype"><text:span text:style-name="T2">mandar a hacer los recordatorios y agendas de los equipos, atender los stands y</text:span></text:span></text:p>
      <text:p text:style-name="P5"><text:span text:style-name="Teletype"><text:span text:style-name="T2">llevar el micrófono a los panelistas.</text:span></text:span></text:p>
      <text:p text:style-name="P5"><text:span text:style-name="Teletype"><text:span text:style-name="T2">Un activista del Movimiento de Software libre me comento que es difícil hallar</text:span></text:span></text:p>
      <text:p text:style-name="P5"><text:span text:style-name="Teletype"><text:span text:style-name="T2">mujeres desarrollando documentación, hackeando, o promoviendo estrategias</text:span></text:span></text:p>
      <text:p text:style-name="P5"><text:span text:style-name="Teletype"><text:span text:style-name="T2">para el uso y distribución de software libre. Pero sé que hay muchas chicas que lo</text:span></text:span></text:p>
      <text:p text:style-name="P5"><text:span text:style-name="Teletype"><text:span text:style-name="T2">están haciendo, como las del grupo L-accesible-Proyecto “Un mundo Accesible”.</text:span></text:span></text:p>
      <text:p text:style-name="P5"><text:span text:style-name="Teletype"><text:span text:style-name="T2">Hay en todo el mundo muchísimas mas mujeres impulsando la consolidación y</text:span></text:span></text:p>
      <text:p text:style-name="P5"><text:span text:style-name="Teletype"><text:span text:style-name="T2">uso del Software Libre, algunas imbuidas en la reflexión de las problemáticas de</text:span></text:span></text:p>
      <text:p text:style-name="P5"><text:span text:style-name="Teletype"><text:span text:style-name="T2">género y otras no, pero en todo caso debemos saber que están ahí.</text:span></text:span></text:p>
      <text:p text:style-name="P5"><text:span text:style-name="Teletype"><text:span text:style-name="T2">Creo necesario que al hablar de movimientos sociales debemos identificar a cada</text:span></text:span></text:p>
      <text:p text:style-name="P5"><text:span text:style-name="Teletype"><text:span text:style-name="T2">un@ de sus integrantes para que no se piense a la “masa” como solo un tumulto</text:span></text:span></text:p>
      <text:p text:style-name="P5"><text:span text:style-name="Teletype"><text:span text:style-name="T2">de gente que hace bulla, debemos identificar a cada integrante que aporta</text:span></text:span></text:p>
      <text:p text:style-name="P5"><text:span text:style-name="Teletype"><text:span text:style-name="T2">conocimientos individuales pero que colectivamente se encaminan al beneficio de</text:span></text:span></text:p>
      <text:p text:style-name="P5"><text:span text:style-name="Teletype"><text:span text:style-name="T2">tod@s.</text:span></text:span></text:p>
      <text:p text:style-name="P5"><text:span text:style-name="Teletype"><text:span text:style-name="T2"><text:s/></text:span></text:span></text:p>
      <text:p text:style-name="P5"><text:span text:style-name="Teletype"><text:span text:style-name="T2"/></text:span></text:p>
      <text:p text:style-name="P4"><text:toc-mark-start text:id="IMark2881899412" text:outline-level="2"/><text:span text:style-name="Teletype"><text:span text:style-name="T3">La Rebelión de los Perros</text:span></text:span><text:toc-mark-end text:id="IMark2881899412"/><text:span text:style-name="Teletype"><text:span text:style-name="T2"></text:span></text:span></text:p>
      <text:p text:style-name="P5"><text:span text:style-name="Teletype"><text:span text:style-name="T2">por Stephenson Prieto</text:span></text:span></text:p>
      <text:p text:style-name="P5"><text:span text:style-name="Teletype"><text:span text:style-name="T2">Parte 1</text:span></text:span></text:p>
      <text:p text:style-name="P5"><text:span text:style-name="Teletype"><text:span text:style-name="T2">La Revelación</text:span></text:span></text:p>
      <text:p text:style-name="P5"><text:span text:style-name="Teletype"><text:span text:style-name="T2">¿Qué pasaría si un día los perros tomaran conciencia?... ¿estarían a gusto con su</text:span></text:span></text:p>
      <text:p text:style-name="P5"><text:span text:style-name="Teletype"><text:span text:style-name="T2">condición?.</text:span></text:span></text:p>
      <text:p text:style-name="P5"><text:span text:style-name="Teletype"><text:span text:style-name="T2">Invito al lector a que imaginemos que en un apartado rincón de este mundo, exista un perro</text:span></text:span></text:p>
      <text:p text:style-name="P5"><text:span text:style-name="Teletype"><text:span text:style-name="T2">al que llamaremos “Marco” y que por algún extraño designio del destino, este perro</text:span></text:span></text:p>
      <text:p text:style-name="P5"><text:span text:style-name="Teletype"><text:span text:style-name="T2">simplemente tomara conciencia.</text:span></text:span></text:p>
      <text:p text:style-name="P5"><text:span text:style-name="Teletype"><text:span text:style-name="T2">No elucubraremos aquí sobre las causas científico-genéticas que </text:span></text:span><text:soft-page-break/><text:span text:style-name="Teletype"><text:span text:style-name="T2">lleven a que este animal</text:span></text:span></text:p>
      <text:p text:style-name="P5"><text:span text:style-name="Teletype"><text:span text:style-name="T2">tome conciencia, no sabemos cómo pasó, sólo diremos que pasó.</text:span></text:span></text:p>
      <text:p text:style-name="P5"><text:span text:style-name="Teletype"><text:span text:style-name="T2">Marco, que sería un perro un poco ya anciano, se comunicaría con otros perros, y les</text:span></text:span></text:p>
      <text:p text:style-name="P5"><text:span text:style-name="Teletype"><text:span text:style-name="T2">transmitiría que ha tenido una revelación.</text:span></text:span></text:p>
      <text:p text:style-name="P5"><text:span text:style-name="Teletype"><text:span text:style-name="T2">Marco habría mirado a su alrededor, y se habría dado cuenta de que el mundo tiene un</text:span></text:span></text:p>
      <text:p text:style-name="P5"><text:span text:style-name="Teletype"><text:span text:style-name="T2">“orden”, y en ese orden ellos son “animales” y los seres humanos son “los amos”.</text:span></text:span></text:p>
      <text:p text:style-name="P5"><text:span text:style-name="Teletype"><text:span text:style-name="T2">En ese momento las heréticas palabras de Marco no son tan comprensibles para el resto de</text:span></text:span></text:p>
      <text:p text:style-name="P5"><text:span text:style-name="Teletype"><text:span text:style-name="T2">los perros, que creen estar a gusto con su condición y por como son las cosas.</text:span></text:span></text:p>
      <text:p text:style-name="P5"><text:span text:style-name="Teletype"><text:span text:style-name="T2">Todas las noches, todos los perros de la cuadra se reúnen para escuchar a Marco, aunque</text:span></text:span></text:p>
      <text:p text:style-name="P5"><text:span text:style-name="Teletype"><text:span text:style-name="T2">no comparten sus ideas, lo respetan.</text:span></text:span></text:p>
      <text:p text:style-name="P5"><text:span text:style-name="Teletype"><text:span text:style-name="T2">Marco tendría esa revelación, y se dedicaría a examinar las injusticias y la formas en que su</text:span></text:span></text:p>
      <text:p text:style-name="P5"><text:span text:style-name="Teletype"><text:span text:style-name="T2">raza habría sido dominada, entonces Marco dedicaría sus últimos años a intentar algo</text:span></text:span></text:p>
      <text:p text:style-name="P5"><text:span text:style-name="Teletype"><text:span text:style-name="T2">insólito hasta entonces: Escribir. Sería así como escribiría el primer “Códice Canino”.</text:span></text:span></text:p>
      <text:p text:style-name="P5"><text:span text:style-name="Teletype"><text:span text:style-name="T2">El Códice Canino sólo contendría diez páginas, pero en ella estarían resumidas toda la</text:span></text:span></text:p>
      <text:p text:style-name="P5"><text:span text:style-name="Teletype"><text:span text:style-name="T2">sabiduría de Marco y su revelación. Con este simple libro Marco habría logrado un grandioso</text:span></text:span></text:p>
      <text:p text:style-name="P5"><text:span text:style-name="Teletype"><text:span text:style-name="T2">hito sin saberlo... habría comenzado realmente para todos los perros “su” historia.</text:span></text:span></text:p>
      <text:p text:style-name="P5"><text:span text:style-name="Teletype"><text:span text:style-name="T2">Poco tiempo después, Marco moriría sería lanzado “como un perro” en uno de los basureros</text:span></text:span></text:p>
      <text:p text:style-name="P5"><text:span text:style-name="Teletype"><text:span text:style-name="T2">cercanos.</text:span></text:span></text:p>
      <text:p text:style-name="P5"><text:span text:style-name="Teletype"><text:span text:style-name="T2">Parte 2</text:span></text:span></text:p>
      <text:p text:style-name="P5"><text:span text:style-name="Teletype"><text:span text:style-name="T2">El Orden</text:span></text:span></text:p>
      <text:p text:style-name="P5"><text:span text:style-name="Teletype"><text:span text:style-name="T2">Los seres humanos son los “amos”. Tienen estudios que prueban que son los seres mas</text:span></text:span></text:p>
      <text:p text:style-name="P5"><text:span text:style-name="Teletype"><text:span text:style-name="T2">inteligentes del planeta y además poseen libros que señalan textualmente que son los</text:span></text:span></text:p>
      <text:p text:style-name="P5"><text:span text:style-name="Teletype"><text:span text:style-name="T2">“amos” por designio divino, son el centro de la creación.</text:span></text:span></text:p>
      <text:p text:style-name="P5"><text:span text:style-name="Teletype"><text:span text:style-name="T2">Los humanos no sólo tienen el cerebro mas desarrollado que todos los demás animales, sino</text:span></text:span></text:p>
      <text:p text:style-name="P5"><text:span text:style-name="Teletype"><text:span text:style-name="T2">que también son los únicos seres del planeta que tienen el privilegio de tener (siempre según</text:span></text:span></text:p>
      <text:p text:style-name="P5"><text:span text:style-name="Teletype"><text:span text:style-name="T2">ellos) algo llamado “alma”.</text:span></text:span></text:p>
      <text:p text:style-name="P5"><text:span text:style-name="Teletype"><text:span text:style-name="T2">Por lo tanto el resto de los animales están en el planeta para servir a estos reyes de la</text:span></text:span></text:p>
      <text:p text:style-name="P5"><text:span text:style-name="Teletype"><text:span text:style-name="T2">creación.</text:span></text:span></text:p>
      <text:p text:style-name="P5"><text:span text:style-name="Teletype"><text:span text:style-name="T2">Los perros, originalmente eran animales silvestres, pero en un proceso de miles de años</text:span></text:span></text:p>
      <text:p text:style-name="P5"><text:soft-page-break/><text:span text:style-name="Teletype"><text:span text:style-name="T2">fueron “domesticados”. Esta domesticación le quitó al perro su esencia de libertad y los</text:span></text:span></text:p>
      <text:p text:style-name="P5"><text:span text:style-name="Teletype"><text:span text:style-name="T2">convirtió en lo que son hoy en día.</text:span></text:span></text:p>
      <text:p text:style-name="P5"><text:span text:style-name="Teletype"><text:span text:style-name="T2">Un perro puede vivir en las afueras de la casa, dormir a la intemperie, alimentarse con los</text:span></text:span></text:p>
      <text:p text:style-name="P5"><text:span text:style-name="Teletype"><text:span text:style-name="T2">restos de comida de la familia, recibir castigos si no hace lo que se espera, aparearse con la</text:span></text:span></text:p>
      <text:p text:style-name="P5"><text:span text:style-name="Teletype"><text:span text:style-name="T2">pareja que le pongan,</text:span></text:span></text:p>
      <text:p text:style-name="P5"><text:span text:style-name="Teletype"><text:span text:style-name="T2">no ver nunca a sus críos que probablemente serán vendidos o</text:span></text:span></text:p>
      <text:p text:style-name="P5"><text:span text:style-name="Teletype"><text:span text:style-name="T2">regalados... sin embargo este animal será fiel a su amo. ¿por qué?... son los maravillosos</text:span></text:span></text:p>
      <text:p text:style-name="P5"><text:span text:style-name="Teletype"><text:span text:style-name="T2">resultados de la domesticación.</text:span></text:span></text:p>
      <text:p text:style-name="P5"><text:span text:style-name="Teletype"><text:span text:style-name="T2">Parte 3</text:span></text:span></text:p>
      <text:p text:style-name="P5"><text:span text:style-name="Teletype"><text:span text:style-name="T2">El Códice Canino</text:span></text:span></text:p>
      <text:p text:style-name="P5"><text:span text:style-name="Teletype"><text:span text:style-name="T2">Un perro llamado Roque se pasea por su vecindario, a pesar de su condición de perro, le ha</text:span></text:span></text:p>
      <text:p text:style-name="P5"><text:span text:style-name="Teletype"><text:span text:style-name="T2">tocado una vida relativamente fácil, ya que tiene una familia humana que lo cuida y lo</text:span></text:span></text:p>
      <text:p text:style-name="P5"><text:span text:style-name="Teletype"><text:span text:style-name="T2">alimenta.</text:span></text:span></text:p>
      <text:p text:style-name="P5"><text:span text:style-name="Teletype"><text:span text:style-name="T2">Sin embargo Roque siempre ha sentido que “algo no está bien”. El de verdad quiere a la</text:span></text:span></text:p>
      <text:p text:style-name="P5"><text:span text:style-name="Teletype"><text:span text:style-name="T2">familia que lo cuida y percibe que el sentimiento es recíproco, pero algo lo atormenta: el</text:span></text:span></text:p>
      <text:p text:style-name="P5"><text:span text:style-name="Teletype"><text:span text:style-name="T2">hecho de que no puede comer con ellos en la misma mesa.</text:span></text:span></text:p>
      <text:p text:style-name="P5"><text:span text:style-name="Teletype"><text:span text:style-name="T2">Roque ha escuchado que por generaciones los demás perros se han sentido a gusto con su</text:span></text:span></text:p>
      <text:p text:style-name="P5"><text:span text:style-name="Teletype"><text:span text:style-name="T2">condición, y mas que a gusto, se sienten orgullosos, ya que tienen un sitial que no tiene otro</text:span></text:span></text:p>
      <text:p text:style-name="P5"><text:span text:style-name="Teletype"><text:span text:style-name="T2">animal, son: “el mejor amigo del hombre”.</text:span></text:span></text:p>
      <text:p text:style-name="P5"><text:span text:style-name="Teletype"><text:span text:style-name="T2">En sus tertulias con otros perros, Roque de vez en cuando deja colar sus inquietudes, al</text:span></text:span></text:p>
      <text:p text:style-name="P5"><text:span text:style-name="Teletype"><text:span text:style-name="T2">preguntarse “por qué no somos iguales”. El resto de los perros ven esa idea absurda, pero</text:span></text:span></text:p>
      <text:p text:style-name="P5"><text:span text:style-name="Teletype"><text:span text:style-name="T2">un día un perro lo escucha con atención, un perro ya viejo que le dice que esas ideas las ha</text:span></text:span></text:p>
      <text:p text:style-name="P5"><text:span text:style-name="Teletype"><text:span text:style-name="T2">escuchado antes, y le regala un libro, el único tomo existente del Códice Canino.</text:span></text:span></text:p>
      <text:p text:style-name="P5"><text:span text:style-name="Teletype"><text:span text:style-name="T2">Durante meses Roque lee y relee las hojas del libro escrito alguna vez por Marco, de quien</text:span></text:span></text:p>
      <text:p text:style-name="P5"><text:span text:style-name="Teletype"><text:span text:style-name="T2">casi nadie recuerda haber oído, pero las letras es uno de los caminos a la inmortalidad de las</text:span></text:span></text:p>
      <text:p text:style-name="P5"><text:span text:style-name="Teletype"><text:span text:style-name="T2">ideas.</text:span></text:span></text:p>
      <text:p text:style-name="P5"><text:span text:style-name="Teletype"><text:span text:style-name="T2">Luego de leer y analizar, ya Roque no es el mismo, ahora lo ve todo mas claro, lo que antes</text:span></text:span></text:p>
      <text:p text:style-name="P5"><text:span text:style-name="Teletype"><text:span text:style-name="T2">era un pequeño germen que mordisqueaba su conciencia, ahora es un idea instalada en su</text:span></text:span></text:p>
      <text:p text:style-name="P5"><text:span text:style-name="Teletype"><text:span text:style-name="T2">ser que no lo deja pensar en otra cosa.</text:span></text:span></text:p>
      <text:p text:style-name="P5"><text:span text:style-name="Teletype"><text:span text:style-name="T2">Mira a su alrededor y no ve mas que injusticia, y se da cuenta de que </text:span></text:span><text:soft-page-break/><text:span text:style-name="Teletype"><text:span text:style-name="T2">no es libre, ningún</text:span></text:span></text:p>
      <text:p text:style-name="P5"><text:span text:style-name="Teletype"><text:span text:style-name="T2">perro lo es.</text:span></text:span></text:p>
      <text:p text:style-name="P5"><text:span text:style-name="Teletype"><text:span text:style-name="T2">Parte 4</text:span></text:span></text:p>
      <text:p text:style-name="P5"><text:span text:style-name="Teletype"><text:span text:style-name="T2">La Rebelión</text:span></text:span></text:p>
      <text:p text:style-name="P5"><text:span text:style-name="Teletype"><text:span text:style-name="T2">Roque logró contactar a mas perros que pronto quedaron cautivados con los ideales de</text:span></text:span></text:p>
      <text:p text:style-name="P5"><text:span text:style-name="Teletype"><text:span text:style-name="T2">libertad, y de manera espontánea surgieron manifestaciones de perros en todos lados.</text:span></text:span></text:p>
      <text:p text:style-name="P5"><text:span text:style-name="Teletype"><text:span text:style-name="T2">Hubo una iniciativa liderada por un perro llamado “cimarrón”, él instó a muchos perros a que</text:span></text:span></text:p>
      <text:p text:style-name="P5"><text:span text:style-name="Teletype"><text:span text:style-name="T2">escaparan de sus amos, para vivir libremente en el bosque, en ese lugar los perros eran</text:span></text:span></text:p>
      <text:p text:style-name="P5"><text:span text:style-name="Teletype"><text:span text:style-name="T2">libres por vez primera en muchas centurias. Aunque para la ley humana no eran mas que</text:span></text:span></text:p>
      <text:p text:style-name="P5"><text:span text:style-name="Teletype"><text:span text:style-name="T2">una prófuga jauría.</text:span></text:span></text:p>
      <text:p text:style-name="P5"><text:span text:style-name="Teletype"><text:span text:style-name="T2">La rebelión estalló, de manera encarnizada. Era una guerra en las calles de las ciudades, en</text:span></text:span></text:p>
      <text:p text:style-name="P5"><text:span text:style-name="Teletype"><text:span text:style-name="T2">los pueblos, en los campos, en todos lados.</text:span></text:span></text:p>
      <text:p text:style-name="P5"><text:span text:style-name="Teletype"><text:span text:style-name="T2">Los perros reclamaban el derecho a la igualdad... y los humanos simplemente creían que los</text:span></text:span></text:p>
      <text:p text:style-name="P5"><text:span text:style-name="Teletype"><text:span text:style-name="T2">perros ni siquiera tenían derechos.</text:span></text:span></text:p>
      <text:p text:style-name="P5"><text:span text:style-name="Teletype"><text:span text:style-name="T2">Como en toda guerra hubo excesos y mortandad de parte y parte. Aunque los cuerpos de los</text:span></text:span></text:p>
      <text:p text:style-name="P5"><text:span text:style-name="Teletype"><text:span text:style-name="T2">perros se contaban por miles en las calles, de vez en cuando los perros lograban victorias a</text:span></text:span></text:p>
      <text:p text:style-name="P5"><text:span text:style-name="Teletype"><text:span text:style-name="T2">fuerza de letales mordidas a víctimas humanas.</text:span></text:span></text:p>
      <text:p text:style-name="P5"><text:span text:style-name="Teletype"><text:span text:style-name="T2">Pero algo asombroso sucedía, no todos los perros estaban del mismo bando, ya que una</text:span></text:span></text:p>
      <text:p text:style-name="P5"><text:span text:style-name="Teletype"><text:span text:style-name="T2">gran población de los perros apoyaban a los humanos, debido a que sentían que les debían</text:span></text:span></text:p>
      <text:p text:style-name="P5"><text:span text:style-name="Teletype"><text:span text:style-name="T2">mucho a sus amos, y que las cosas estaban muy bien como eran.</text:span></text:span></text:p>
      <text:p text:style-name="P5"><text:span text:style-name="Teletype"><text:span text:style-name="T2">Parte 5</text:span></text:span></text:p>
      <text:p text:style-name="P5"><text:span text:style-name="Teletype"><text:span text:style-name="T2">El Fin de la Guerra</text:span></text:span></text:p>
      <text:p text:style-name="P5"><text:span text:style-name="Teletype"><text:span text:style-name="T2">Los humanos estaban cansados de tanta lucha innecesaria, y decidieron ceder y reconocer</text:span></text:span></text:p>
      <text:p text:style-name="P5"><text:span text:style-name="Teletype"><text:span text:style-name="T2">el derecho de los perros a existir.</text:span></text:span></text:p>
      <text:p text:style-name="P5"><text:span text:style-name="Teletype"><text:span text:style-name="T2">En una mesa de negociación, los dirigentes de los perros se sentaron con lideres de los</text:span></text:span></text:p>
      <text:p text:style-name="P5"><text:span text:style-name="Teletype"><text:span text:style-name="T2">humanos para negociar los términos de convivencia.</text:span></text:span></text:p>
      <text:p text:style-name="P5"><text:span text:style-name="Teletype"><text:span text:style-name="T2">Entre la cláusula mas importante estaban que un perro ya no podría ser propiedad de un</text:span></text:span></text:p>
      <text:p text:style-name="P5"><text:span text:style-name="Teletype"><text:span text:style-name="T2">humano.</text:span></text:span></text:p>
      <text:p text:style-name="P5"><text:span text:style-name="Teletype"><text:span text:style-name="T2">Esto fue celebrado por los perros de todo el mundo, finalmente sentían que habían ganado.</text:span></text:span></text:p>
      <text:p text:style-name="P5"><text:span text:style-name="Teletype"><text:span text:style-name="T2">Hasta la iglesia católica, antes de la de las negociaciones, había aceptado que los perros</text:span></text:span></text:p>
      <text:p text:style-name="P5"><text:span text:style-name="Teletype"><text:span text:style-name="T2">tenían alma, y muchos de ellos fueron bautizados en ritos sanmartinianos.</text:span></text:span></text:p>
      <text:p text:style-name="P5"><text:soft-page-break/><text:span text:style-name="Teletype"><text:span text:style-name="T2">Parte 6</text:span></text:span></text:p>
      <text:p text:style-name="P5"><text:span text:style-name="Teletype"><text:span text:style-name="T2">La Realidad</text:span></text:span></text:p>
      <text:p text:style-name="P5"><text:span text:style-name="Teletype"><text:span text:style-name="T2">Años después de la “victoria” un viejo Roque sería testigo de la miseria en que vivían los</text:span></text:span></text:p>
      <text:p text:style-name="P5"><text:span text:style-name="Teletype"><text:span text:style-name="T2">perros. Ningún perro sería dueño de una casa decente, pocos perros podrían mantener una</text:span></text:span></text:p>
      <text:p text:style-name="P5"><text:span text:style-name="Teletype"><text:span text:style-name="T2">familia, la mayoría no tendría acceso a la educación o la salud, y casi todos comerían peor y</text:span></text:span></text:p>
      <text:p text:style-name="P5"><text:span text:style-name="Teletype"><text:span text:style-name="T2">vivirían en una especie de guetos al margen de las ciudades.</text:span></text:span></text:p>
      <text:p text:style-name="P5"><text:span text:style-name="Teletype"><text:span text:style-name="T2">En el ejemplo que daría un empresario humano resumiría la realidad que se viviría:</text:span></text:span></text:p>
      <text:p text:style-name="P5"><text:span text:style-name="Teletype"><text:span text:style-name="T2">“Los perros por generaciones dependieron de nosotros (los humanos), y muchos lo único</text:span></text:span></text:p>
      <text:p text:style-name="P5"><text:span text:style-name="Teletype"><text:span text:style-name="T2">que sabían hacer era cuidar las casas, a cambio de esto su amo tenía que cuidarlos y</text:span></text:span></text:p>
      <text:p text:style-name="P5"><text:span text:style-name="Teletype"><text:span text:style-name="T2">alimentarlos el resto de su vida, atenderlos cuando se enfermaban, y hasta en ocasiones ver</text:span></text:span></text:p>
      <text:p text:style-name="P5"><text:span text:style-name="Teletype"><text:span text:style-name="T2">de sus crías. Hoy en día podemos contratar a un perro para cuidar la misma casa por las</text:span></text:span></text:p>
      <text:p text:style-name="P5"><text:span text:style-name="Teletype"><text:span text:style-name="T2">noches y se le paga lo mínimo por la labor realizada... hace lo mismo que hacía antes, pero</text:span></text:span></text:p>
      <text:p text:style-name="P5"><text:span text:style-name="Teletype"><text:span text:style-name="T2">ya no tenemos la carga de criarlos, darles hogar, comida, ni mas nada. No contratamos ni a</text:span></text:span></text:p>
      <text:p text:style-name="P5"><text:span text:style-name="Teletype"><text:span text:style-name="T2">los chicos, ni a los viejos, no nos importan donde viven, ni cómo se las arreglan, sólo</text:span></text:span></text:p>
      <text:p text:style-name="P5"><text:span text:style-name="Teletype"><text:span text:style-name="T2">sabemos que durante esas ocho horas nosotros somos sus amos... y al que no le guste, hay</text:span></text:span></text:p>
      <text:p text:style-name="P5"><text:span text:style-name="Teletype"><text:span text:style-name="T2">miles de perros que matarían por ese trabajo.”</text:span></text:span></text:p>
      <text:p text:style-name="P5"><text:span text:style-name="Teletype"><text:span text:style-name="T2">Un perro se le acercaría a un decepcionado Roque para decirle que debieron haber acabado</text:span></text:span></text:p>
      <text:p text:style-name="P5"><text:span text:style-name="Teletype"><text:span text:style-name="T2">con los humanos cuando podían.</text:span></text:span></text:p>
      <text:p text:style-name="P5"><text:span text:style-name="Teletype"><text:span text:style-name="T2">Roque miraría a su alrededor, sabiendo que no habían conseguido la libertad, y balbucearía</text:span></text:span></text:p>
      <text:p text:style-name="P5"><text:span text:style-name="Teletype"><text:span text:style-name="T2">algo como:</text:span></text:span></text:p>
      <text:p text:style-name="P5"><text:span text:style-name="Teletype"><text:span text:style-name="T2">–</text:span></text:span></text:p>
      <text:p text:style-name="P5"><text:span text:style-name="Teletype"><text:span text:style-name="T2">El problema no eran los humanos, el problema era el Sistema.</text:span></text:span></text:p>
      <text:p text:style-name="P5"><text:span text:style-name="Teletype"><text:span text:style-name="T2">Epílogo</text:span></text:span></text:p>
      <text:p text:style-name="P5"><text:span text:style-name="Teletype"><text:span text:style-name="T2">Amigo lector, no importa si eres campesino, oficinista, programador, maestro,</text:span></text:span></text:p>
      <text:p text:style-name="P5"><text:span text:style-name="Teletype"><text:span text:style-name="T2">ingeniero o doctor. No importa en donde vivas, ni la religión que profeses. Lo mas</text:span></text:span></text:p>
      <text:p text:style-name="P5"><text:span text:style-name="Teletype"><text:span text:style-name="T2">probable es que no vivas en libertad y (peor aún) nunca la hayas conocido,</text:span></text:span></text:p>
      <text:p text:style-name="P5"><text:span text:style-name="Teletype"><text:span text:style-name="T2">porque vives en un sistema que te esclaviza y lo peor es que contribuyes pasiva o</text:span></text:span></text:p>
      <text:p text:style-name="P5"><text:span text:style-name="Teletype"><text:span text:style-name="T2">activamente para que esto continúe así.</text:span></text:span></text:p>
      <text:p text:style-name="P5"><text:span text:style-name="Teletype"><text:span text:style-name="T2">No te engañes... tú sabes quien eres, no eres un amo... dentro de ti sabes la</text:span></text:span></text:p>
      <text:p text:style-name="P5"><text:soft-page-break/><text:span text:style-name="Teletype"><text:span text:style-name="T2">respuesta:</text:span></text:span></text:p>
      <text:p text:style-name="P5"><text:span text:style-name="Teletype"><text:span text:style-name="T2">¡Tú eres un perro!</text:span></text:span></text:p>
      <text:p text:style-name="P5"><text:span text:style-name="Teletype"><text:span text:style-name="T2">Autor: Stephenson Prieto (prietost@gmail.com)</text:span></text:span></text:p>
      <text:p text:style-name="P5"><text:span text:style-name="Teletype"><text:span text:style-name="T2">copyleft 2011 – Attribution-Share Alike 3.0 Unported</text:span></text:span></text:p>
      <text:p text:style-name="P5"><text:span text:style-name="Teletype"><text:span text:style-name="T2">Mas información sobre la licencia </text:span></text:span><text:a xlink:type="simple" xlink:href="http://creativecommons.org/licenses/by-sa/3.0/deed.es"><text:span text:style-name="Teletype">http://creativecommons.org/licenses/by-sa/3.0/deed.es</text:span></text:a><text:span text:style-name="Teletype"><text:span text:style-name="T2"></text:span></text:span></text:p>
      <text:p text:style-name="P5"><text:span text:style-name="Teletype"><text:span text:style-name="T2"/></text:span></text:p>
      <text:p text:style-name="P5"><text:span text:style-name="Teletype"><text:span text:style-name="T2"/></text:span></text:p>
      <text:p text:style-name="P6"><text:toc-mark text:string-value="La revolución en el negocio de la música y las tecnologías libres como alternativa" text:outline-level="2"/><text:span text:style-name="Teletype"><text:span text:style-name="T3">La revolución en el negocio de la música y las tecnologías libres como alternativa</text:span></text:span></text:p>
      <text:p text:style-name="P7"><text:span text:style-name="Teletype"><text:span text:style-name="T2">Félix E. León S.</text:span></text:span></text:p>
      <text:p text:style-name="P6"><text:span text:style-name="Teletype"><text:span text:style-name="T3"/></text:span></text:p>
      <text:p text:style-name="P5"><text:span text:style-name="Teletype"><text:span text:style-name="T2">En un mundo en donde las tecnologías están revolucionando y las</text:span></text:span></text:p>
      <text:p text:style-name="P5"><text:span text:style-name="Teletype"><text:span text:style-name="T2">computadoras forman parte esencial en nuestras vidas a tal punto que</text:span></text:span></text:p>
      <text:p text:style-name="P5"><text:span text:style-name="Teletype"><text:span text:style-name="T2">andamos pegados todo el día frente a una pantalla o con un audífono metido</text:span></text:span></text:p>
      <text:p text:style-name="P5"><text:span text:style-name="Teletype"><text:span text:style-name="T2">en la oreja ya sea del teléfono, reproductor mp3, mp4, ipod o todas las</text:span></text:span></text:p>
      <text:p text:style-name="P5"><text:span text:style-name="Teletype"><text:span text:style-name="T2">anteriores; las formas básicas y esenciales en el negocio de la música tienen</text:span></text:span></text:p>
      <text:p text:style-name="P5"><text:span text:style-name="Teletype"><text:span text:style-name="T2">que cambiar.</text:span></text:span></text:p>
      <text:p text:style-name="P5"><text:span text:style-name="Teletype"><text:span text:style-name="T2">Recuerdo en aquellos días cuando la Internet era solo el privilegio de</text:span></text:span></text:p>
      <text:p text:style-name="P5"><text:span text:style-name="Teletype"><text:span text:style-name="T2">pocos; no podíamos imaginar tan siquiera escuchar música en nuestra PC; para</text:span></text:span></text:p>
      <text:p text:style-name="P5"><text:span text:style-name="Teletype"><text:span text:style-name="T2">eso estaban los “equipos de sonido” que cada vez eran más potentes y</text:span></text:span></text:p>
      <text:p text:style-name="P5"><text:span text:style-name="Teletype"><text:span text:style-name="T2">costosos. Tenían distintas características según las posibilidades de nuestros</text:span></text:span></text:p>
      <text:p text:style-name="P5"><text:span text:style-name="Teletype"><text:span text:style-name="T2">bolsillos. Algunos tenían incorporados un “plato” para escuchar los añejos LP’s,</text:span></text:span></text:p>
      <text:p text:style-name="P5"><text:span text:style-name="Teletype"><text:span text:style-name="T2">un sintonizador de FM y AM en donde perfectamente podían escuchar nuestras</text:span></text:span></text:p>
      <text:p text:style-name="P5"><text:span text:style-name="Teletype"><text:span text:style-name="T2">madres la novela mientras terminaban de preparar el almuerzo. Un par de</text:span></text:span></text:p>
      <text:p text:style-name="P5"><text:span text:style-name="Teletype"><text:span text:style-name="T2">depósitos reproductores de “CASSETTE” que eran una maravilla.</text:span></text:span></text:p>
      <text:p text:style-name="P5"><text:span text:style-name="Teletype"><text:span text:style-name="T2">Los equipos más lujosos y modernos sustituían el enorme “plato” por una</text:span></text:span></text:p>
      <text:p text:style-name="P5"><text:span text:style-name="Teletype"><text:span text:style-name="T2">gaveta para reproducir los revolucionarios CD’s. La única manera que teníamos</text:span></text:span></text:p>
      <text:p text:style-name="P5"><text:span text:style-name="Teletype"><text:span text:style-name="T2">entonces de copiar, piratear o inmortalizar esos antiguos LP’s o los novedosos</text:span></text:span></text:p>
      <text:p text:style-name="P5"><text:span text:style-name="Teletype"><text:span text:style-name="T2">CD’s era grabándolos en un CASSETTE, íntegros en sus lados “A” y “B” solo se</text:span></text:span></text:p>
      <text:p text:style-name="P5"><text:span text:style-name="Teletype"><text:span text:style-name="T2">desgastaban con el uso y nunca se rayaban o les entraba algún virus que</text:span></text:span></text:p>
      <text:p text:style-name="P5"><text:span text:style-name="Teletype"><text:span text:style-name="T2">acabara con todo. Si la casetera se los comía con un poco de cinta adhesiva se</text:span></text:span></text:p>
      <text:p text:style-name="P5"><text:span text:style-name="Teletype"><text:span text:style-name="T2">arreglaba todo.</text:span></text:span></text:p>
      <text:p text:style-name="P5"><text:soft-page-break/><text:span text:style-name="Teletype"><text:span text:style-name="T2">Podíamos conseguir en las calles del comercio los éxitos mas sonados</text:span></text:span></text:p>
      <text:p text:style-name="P5"><text:span text:style-name="Teletype"><text:span text:style-name="T2">grabados en una “cinta” de esas y copiarlas cuantas veces quisiéramos para</text:span></text:span></text:p>
      <text:p text:style-name="P5"><text:span text:style-name="Teletype"><text:span text:style-name="T2">regalarle una a nuestra novia o amigos sin ningún tipo de problemas, porque</text:span></text:span></text:p>
      <text:p text:style-name="P5"><text:span text:style-name="Teletype"><text:span text:style-name="T2">regalar un CD era como para un regalo de matrimonio.</text:span></text:span></text:p>
      <text:p text:style-name="P5"><text:span text:style-name="Teletype"><text:span text:style-name="T2">También en esos días los artistas luchaban para poder sonar sus demos</text:span></text:span></text:p>
      <text:p text:style-name="P5"><text:span text:style-name="Teletype"><text:span text:style-name="T2">en una estación de radio porque en ese entonces era la única forma de poder</text:span></text:span></text:p>
      <text:p text:style-name="P5"><text:span text:style-name="Teletype"><text:span text:style-name="T2">vender su arte, de darse a conocer. Claro, esto ha sido y es así siempre; los que</text:span></text:span></text:p>
      <text:p text:style-name="P5"><text:span text:style-name="Teletype"><text:span text:style-name="T2">tienen grandes contratos discográficos serian los privilegiados por este negocio</text:span></text:span></text:p>
      <text:p text:style-name="P5"><text:span text:style-name="Teletype"><text:span text:style-name="T2">dejando casi nulos a los artistas emergentes con talento enorme pero nada</text:span></text:span></text:p>
      <text:p text:style-name="P5"><text:span text:style-name="Teletype"><text:span text:style-name="T2">comercial.</text:span></text:span></text:p>
      <text:p text:style-name="P5"><text:span text:style-name="Teletype"><text:span text:style-name="T2">Mientras los artistas se peleaban por dar a conocer su música y los</text:span></text:span></text:p>
      <text:p text:style-name="P5"><text:span text:style-name="Teletype"><text:span text:style-name="T2">dueños de las discografías se hacían ricos explotando a los músicos y</text:span></text:span></text:p>
      <text:p text:style-name="P5"><text:span text:style-name="Teletype"><text:span text:style-name="T2">obligando a las personas a que compraran sus discos, asistir a los conciertos y</text:span></text:span></text:p>
      <text:p text:style-name="P5"><text:span text:style-name="Teletype"><text:span text:style-name="T2">adquirir cuanta tontería relacionaban con estos; en ese momento se</text:span></text:span></text:p>
      <text:p text:style-name="P5"><text:span text:style-name="Teletype"><text:span text:style-name="T2">revolucionaba el mundo de la informática y fueron surgiendo alternativas para</text:span></text:span></text:p>
      <text:p text:style-name="P5"><text:span text:style-name="Teletype"><text:span text:style-name="T2">todos aquellos que sufrían el delirio de no poder adquirir el Disco Compacto de</text:span></text:span></text:p>
      <text:p text:style-name="P5"><text:span text:style-name="Teletype"><text:span text:style-name="T2">su banda favorita a causa de los altos precios.</text:span></text:span></text:p>
      <text:p text:style-name="P5"><text:span text:style-name="Teletype"><text:span text:style-name="T2">Nace el formato MP3 y estalla una revolución informática en el negocio</text:span></text:span></text:p>
      <text:p text:style-name="P5"><text:span text:style-name="Teletype"><text:span text:style-name="T2">de la música. Este formato es creado única y exclusivamente para ser usado en</text:span></text:span></text:p>
      <text:p text:style-name="P5"><text:span text:style-name="Teletype"><text:span text:style-name="T2">ordenadores y librar de los límites que le colocaban formatos como WMA</text:span></text:span></text:p>
      <text:p text:style-name="P5"><text:span text:style-name="Teletype"><text:span text:style-name="T2">(Windows Media Audio), o más atrás archivos como WAV (Waveform Audio File)</text:span></text:span></text:p>
      <text:p text:style-name="P5"><text:span text:style-name="Teletype"><text:span text:style-name="T2">o RA (Real Audio) que nos permitían almacenar música en la PC con derechos</text:span></text:span></text:p>
      <text:p text:style-name="P5"><text:span text:style-name="Teletype"><text:span text:style-name="T2">de autor o Copyright pero al momento de hacer un respaldo en otro CD para</text:span></text:span></text:p>
      <text:p text:style-name="P5"><text:span text:style-name="Teletype"><text:span text:style-name="T2">conservar el original o comprimirlo para liberar espacio en el disco duro no lo</text:span></text:span></text:p>
      <text:p text:style-name="P5"><text:span text:style-name="Teletype"><text:span text:style-name="T2">permitían.</text:span></text:span></text:p>
      <text:p text:style-name="P5"><text:span text:style-name="Teletype"><text:span text:style-name="T2">Con esta revolución nacen también los programas P2P (Peer-to-peer o</text:span></text:span></text:p>
      <text:p text:style-name="P5"><text:span text:style-name="Teletype"><text:span text:style-name="T2">entre pares) en el año 1996 con el programa Hotline Connect creado para el</text:span></text:span></text:p>
      <text:p text:style-name="P5"><text:span text:style-name="Teletype"><text:span text:style-name="T2">sistema operativo Mac OS por el joven australiano Adam Hinkley, proyectaba</text:span></text:span></text:p>
      <text:p text:style-name="P5"><text:span text:style-name="Teletype"><text:span text:style-name="T2">ser una plataforma para distribuir archivos destinados a empresas y</text:span></text:span></text:p>
      <text:p text:style-name="P5"><text:span text:style-name="Teletype"><text:span text:style-name="T2">universidades. Hoy en día conseguimos decenas de programas como este </text:span></text:span><text:soft-page-break/><text:span text:style-name="Teletype"><text:span text:style-name="T2">en la</text:span></text:span></text:p>
      <text:p text:style-name="P5"><text:span text:style-name="Teletype"><text:span text:style-name="T2">Web disponibles y de uso libre.</text:span></text:span></text:p>
      <text:p text:style-name="P5"><text:span text:style-name="Teletype"><text:span text:style-name="T2">Es gracias a programas como Napster (a quien se le atribuye</text:span></text:span></text:p>
      <text:p text:style-name="P5"><text:span text:style-name="Teletype"><text:span text:style-name="T2">erróneamente la invención del P2P), EMule, Kazza, Ares, Shareaza, BiTorrent y</text:span></text:span></text:p>
      <text:p text:style-name="P5"><text:span text:style-name="Teletype"><text:span text:style-name="T2">una infinidad de programillas similares a estos, es que las fronteras y</text:span></text:span></text:p>
      <text:p text:style-name="P5"><text:span text:style-name="Teletype"><text:span text:style-name="T2">obstáculos que las grandes disqueras colocan a los menos favorecidos, que se</text:span></text:span></text:p>
      <text:p text:style-name="P5"><text:span text:style-name="Teletype"><text:span text:style-name="T2">han podido superar. Hoy en día la lucha no es por sonar en una emisora de</text:span></text:span></text:p>
      <text:p text:style-name="P5"><text:span text:style-name="Teletype"><text:span text:style-name="T2">radio o vender mas discos; la lucha es por darse a conocer y que le guste tu</text:span></text:span></text:p>
      <text:p text:style-name="P5"><text:span text:style-name="Teletype"><text:span text:style-name="T2">producto a la gente.</text:span></text:span></text:p>
      <text:p text:style-name="P5"><text:span text:style-name="Teletype"><text:span text:style-name="T2">La información no puede tener ningún valor material, solo puede ser</text:span></text:span></text:p>
      <text:p text:style-name="P5"><text:span text:style-name="Teletype"><text:span text:style-name="T2">valorada por cuanto sea de utilidad al individuo, y el valor que le da una</text:span></text:span></text:p>
      <text:p text:style-name="P5"><text:span text:style-name="Teletype"><text:span text:style-name="T2">persona a la información es meramente espiritual según la utilidad que pueda</text:span></text:span></text:p>
      <text:p text:style-name="P5"><text:span text:style-name="Teletype"><text:span text:style-name="T2">tener. Un ejemplo de esto es que para un poeta un libro de leyes no tiene</text:span></text:span></text:p>
      <text:p text:style-name="P5"><text:span text:style-name="Teletype"><text:span text:style-name="T2">ninguna importancia o interés, en contraposición un abogado pagaría hasta la</text:span></text:span></text:p>
      <text:p text:style-name="P5"><text:span text:style-name="Teletype"><text:span text:style-name="T2">mitad de su salario por obtenerlo.</text:span></text:span></text:p>
      <text:p text:style-name="P5"><text:span text:style-name="Teletype"><text:span text:style-name="T2">No es casualidad que llamemos informática a todo lo relacionado con</text:span></text:span></text:p>
      <text:p text:style-name="P5"><text:span text:style-name="Teletype"><text:span text:style-name="T2">computadoras. La definición dada por el Diccionario de la Real Academia</text:span></text:span></text:p>
      <text:p text:style-name="P5"><text:span text:style-name="Teletype"><text:span text:style-name="T2">Española DRAE, informática es: "El conjunto de conocimientos científicos y</text:span></text:span></text:p>
      <text:p text:style-name="P5"><text:span text:style-name="Teletype"><text:span text:style-name="T2">técnicas que hacen posible el tratamiento automático de la información por</text:span></text:span></text:p>
      <text:p text:style-name="P5"><text:span text:style-name="Teletype"><text:span text:style-name="T2">medio de ordenadores". Es decir que INFORMÁTICA es la ciencia que estudia el</text:span></text:span></text:p>
      <text:p text:style-name="P5"><text:span text:style-name="Teletype"><text:span text:style-name="T2">tratamiento automático de la información. ¿Y que es la información? En sentido</text:span></text:span></text:p>
      <text:p text:style-name="P5"><text:span text:style-name="Teletype"><text:span text:style-name="T2">general, la información es un conjunto organizado de datos procesados, que</text:span></text:span></text:p>
      <text:p text:style-name="P5"><text:span text:style-name="Teletype"><text:span text:style-name="T2">constituyen un mensaje sobre un determinado ente o fenómeno.</text:span></text:span></text:p>
      <text:p text:style-name="P5"><text:span text:style-name="Teletype"><text:span text:style-name="T2">Entendido todo esto por los mercaderes de las artes y músicos en</text:span></text:span></text:p>
      <text:p text:style-name="P5"><text:span text:style-name="Teletype"><text:span text:style-name="T2">general, es cuando debemos ir transformando el negocio. Debemos tener bien</text:span></text:span></text:p>
      <text:p text:style-name="P5"><text:span text:style-name="Teletype"><text:span text:style-name="T2">en claro que ya es incontrolable que alguien en el mundo pueda descargar tu</text:span></text:span></text:p>
      <text:p text:style-name="P5"><text:span text:style-name="Teletype"><text:span text:style-name="T2">tema de la Internet; de hecho esto no esta del todo mal, porque de esta</text:span></text:span></text:p>
      <text:p text:style-name="P5"><text:span text:style-name="Teletype"><text:span text:style-name="T2">manera es que muchas bandas han podido expandirse internacionalmente y</text:span></text:span></text:p>
      <text:p text:style-name="P5"><text:span text:style-name="Teletype"><text:span text:style-name="T2">esto lo han venido entendiendo ya muchas bandas reconocidas a nivel </text:span></text:span><text:soft-page-break/><text:span text:style-name="Teletype"><text:span text:style-name="T2">mundial</text:span></text:span></text:p>
      <text:p text:style-name="P5"><text:span text:style-name="Teletype"><text:span text:style-name="T2">como Radio Head que grabó un disco para ser distribuido exclusivamente por</text:span></text:span></text:p>
      <text:p text:style-name="P5"><text:span text:style-name="Teletype"><text:span text:style-name="T2">medio de su pagina Web y en países como México que la competencia es muy</text:span></text:span></text:p>
      <text:p text:style-name="P5"><text:span text:style-name="Teletype"><text:span text:style-name="T2">dura, las bandas emergentes publican sus temas y discos a disposición del</text:span></text:span></text:p>
      <text:p text:style-name="P5"><text:span text:style-name="Teletype"><text:span text:style-name="T2">publico; es que la lucha ya no es por vender discos si no por ser escuchados.</text:span></text:span></text:p>
      <text:p text:style-name="P5"><text:span text:style-name="Teletype"><text:span text:style-name="T2">¿Como controlamos o evitamos que los temas musicales sean pasados de</text:span></text:span></text:p>
      <text:p text:style-name="P5"><text:span text:style-name="Teletype"><text:span text:style-name="T2">móvil a móvil, enviados por correo, descargados de programas P2P, o copiados</text:span></text:span></text:p>
      <text:p text:style-name="P5"><text:span text:style-name="Teletype"><text:span text:style-name="T2">a nuestro reproductor personal? Al contrario hay que darle rienda suelta a</text:span></text:span></text:p>
      <text:p text:style-name="P5"><text:span text:style-name="Teletype"><text:span text:style-name="T2">todas las posibilidades en la adquisición de música, porque esta ya no es un</text:span></text:span></text:p>
      <text:p text:style-name="P5"><text:span text:style-name="Teletype"><text:span text:style-name="T2">producto que pueda ser vendido bajo el control que las leyes que no se</text:span></text:span></text:p>
      <text:p text:style-name="P5"><text:span text:style-name="Teletype"><text:span text:style-name="T2">adaptan a estos tiempos de cambio. El negocio debe ser redireccionado a otras</text:span></text:span></text:p>
      <text:p text:style-name="P5"><text:span text:style-name="Teletype"><text:span text:style-name="T2">latitudes; otros son los vientos que soplan y tenemos que adaptarnos.</text:span></text:span></text:p>
      <text:p text:style-name="P5"><text:span text:style-name="Teletype"><text:span text:style-name="T2">Ahora el negocio debe estar en el artista y más allá en los verdaderos</text:span></text:span></text:p>
      <text:p text:style-name="P5"><text:span text:style-name="Teletype"><text:span text:style-name="T2">músicos; dejar que las personas escojan cual es la banda que quieren escuchar</text:span></text:span></text:p>
      <text:p text:style-name="P5"><text:span text:style-name="Teletype"><text:span text:style-name="T2">y que les sea presentada en un concierto que además debería ser un éxito total</text:span></text:span></text:p>
      <text:p text:style-name="P5"><text:span text:style-name="Teletype"><text:span text:style-name="T2">en cualquier momento. El negocio del futuro esta en el espectáculo, el ¡SHOW!</text:span></text:span></text:p>
      <text:p text:style-name="P5"><text:span text:style-name="Teletype"><text:span text:style-name="T2">Luego de expuesto todo esto nos entran una serie de dudas y realidades</text:span></text:span></text:p>
      <text:p text:style-name="P5"><text:span text:style-name="Teletype"><text:span text:style-name="T2">que no podemos dejar de presentar. Lo primero sería pensar en los costos de</text:span></text:span></text:p>
      <text:p text:style-name="P5"><text:span text:style-name="Teletype"><text:span text:style-name="T2">producción. Claramente entendemos que para poder grabar una canción de</text:span></text:span></text:p>
      <text:p text:style-name="P5"><text:span text:style-name="Teletype"><text:span text:style-name="T2">manera profesional se necesita mucho dinero; dinero que se convierte en</text:span></text:span></text:p>
      <text:p text:style-name="P5"><text:span text:style-name="Teletype"><text:span text:style-name="T2">inversión que se espera sea retribuida y genere una ganancia. Es en este punto</text:span></text:span></text:p>
      <text:p text:style-name="P5"><text:span text:style-name="Teletype"><text:span text:style-name="T2">es donde las tecnologías libres entran en acción.</text:span></text:span></text:p>
      <text:p text:style-name="P5"><text:span text:style-name="Teletype"><text:span text:style-name="T2">En Venezuela día a día nacen alternativas que se ponen a disposición de</text:span></text:span></text:p>
      <text:p text:style-name="P5"><text:span text:style-name="Teletype"><text:span text:style-name="T2">los colectivos que pretenden llevar un mensaje a la colectividad. Ejemplo de</text:span></text:span></text:p>
      <text:p text:style-name="P5"><text:span text:style-name="Teletype"><text:span text:style-name="T2">esto es el estudio de grabación que se inauguró en la ciudad de Caracas que</text:span></text:span></text:p>
      <text:p text:style-name="P5"><text:span text:style-name="Teletype"><text:span text:style-name="T2">lleva por nombre “Hormiga Roja”1. Este estudio es financiado y mantenido por</text:span></text:span></text:p>
      <text:p text:style-name="P5"><text:soft-page-break/><text:span text:style-name="Teletype"><text:span text:style-name="T2">la Alcaldía de Caracas y tiene en proyecto 4 estudios adicionales.</text:span></text:span></text:p>
      <text:p text:style-name="P5"><text:span text:style-name="Teletype"><text:span text:style-name="T2">Gracias a los procesos de cambio que vivimos y a las políticas de estado,</text:span></text:span></text:p>
      <text:p text:style-name="P5"><text:span text:style-name="Teletype"><text:span text:style-name="T2">también podemos contar un Sistema Operativo (SO) criollo, “Canaima”. Esta</text:span></text:span></text:p>
      <text:p text:style-name="P5"><text:span text:style-name="Teletype"><text:span text:style-name="T2">metadistribución que es totalmente creada bajo Software Libre (SL), es una</text:span></text:span></text:p>
      <text:p text:style-name="P5"><text:span text:style-name="Teletype"><text:span text:style-name="T2">herramienta fundamental en la liberación y soberanía tecnológica.</text:span></text:span></text:p>
      <text:p text:style-name="P5"><text:span text:style-name="Teletype"><text:span text:style-name="T2">Canaima soporta programas escritos con tecnologías libres como</text:span></text:span></text:p>
      <text:p text:style-name="P5"><text:span text:style-name="Teletype"><text:span text:style-name="T2">Rosegarden y Audacity para el tratado de ondas sonoras, que no tienen nada</text:span></text:span></text:p>
      <text:p text:style-name="P5"><text:span text:style-name="Teletype"><text:span text:style-name="T2">que envidiarle a programas privativos como Nuendo.</text:span></text:span></text:p>
      <text:p text:style-name="P5"><text:span text:style-name="Teletype"><text:span text:style-name="T2">A los colectivos musicales se les presentan un par de alternativas para</text:span></text:span></text:p>
      <text:p text:style-name="P5"><text:span text:style-name="Teletype"><text:span text:style-name="T2">poder “grabar” su mensaje. La primera es en estudios en donde posiblemente</text:span></text:span></text:p>
      <text:p text:style-name="P5"><text:span text:style-name="Teletype"><text:span text:style-name="T2">no paguen un solo céntimo o muy poco dinero. La segunda y la que toma cada</text:span></text:span></text:p>
      <text:p text:style-name="P5"><text:span text:style-name="Teletype"><text:span text:style-name="T2">vez mas fuerza, es la autoproducción. Con una computadora personal, el</text:span></text:span></text:p>
      <text:p text:style-name="P5"><text:span text:style-name="Teletype"><text:span text:style-name="T2">software y hardware adecuado y con muy poco dinero, se pueden lograr muy</text:span></text:span></text:p>
      <text:p text:style-name="P5"><text:span text:style-name="Teletype"><text:span text:style-name="T2">buenos resultados.</text:span></text:span></text:p>
      <text:p text:style-name="P5"><text:span text:style-name="Teletype"><text:span text:style-name="T2">La intención es que las personas comiencen a cambiar sus hábitos de</text:span></text:span></text:p>
      <text:p text:style-name="P5"><text:span text:style-name="Teletype"><text:span text:style-name="T2">consumo para poder cambiar la industria y deje de ser industria para</text:span></text:span></text:p>
      <text:p text:style-name="P5"><text:span text:style-name="Teletype"><text:span text:style-name="T2">convertirse en lo que realmente debe ser, un medio para compartir ideas.</text:span></text:span></text:p>
      <text:p text:style-name="P5"><text:span text:style-name="Teletype"><text:span text:style-name="T2">“De ideas no solo vive el hombre”</text:span></text:span></text:p>
      <text:p text:style-name="P5"><text:span text:style-name="Teletype"><text:span text:style-name="T2">Los resultados que fácilmente puedes obtener con estas alternativas los</text:span></text:span></text:p>
      <text:p text:style-name="P5"><text:span text:style-name="Teletype"><text:span text:style-name="T2">puedes distribuir gratuitamente por el medio de comunicación mas grande</text:span></text:span></text:p>
      <text:p text:style-name="P5"><text:span text:style-name="Teletype"><text:span text:style-name="T2">disponible actualmente; INTERNET. Si se toma la primera propuesta</text:span></text:span></text:p>
      <text:p text:style-name="P5"><text:span text:style-name="Teletype"><text:span text:style-name="T2">correspondiente al financiamiento del Estado o ente gubernamental, el ahorro</text:span></text:span></text:p>
      <text:p text:style-name="P5"><text:span text:style-name="Teletype"><text:span text:style-name="T2">sería considerablemente aceptable, podría ser hasta totalmente gratuito. Pero</text:span></text:span></text:p>
      <text:p text:style-name="P5"><text:span text:style-name="Teletype"><text:span text:style-name="T2">si lo que se prefiere es la autogestión y autoproducción el gasto sería mínimo.</text:span></text:span></text:p>
      <text:p text:style-name="P5"><text:span text:style-name="Teletype"><text:span text:style-name="T2">Sin gastos de en licencias privativas, solo tendríamos que gastar dinero en el</text:span></text:span></text:p>
      <text:p text:style-name="P5"><text:span text:style-name="Teletype"><text:span text:style-name="T2">alquiler de alguno u otro equipo que no se posea.</text:span></text:span></text:p>
      <text:p text:style-name="P5"><text:span text:style-name="Teletype"><text:span text:style-name="T2">Teniendo a disposición las redes sociales el gasto de promoción y difusión</text:span></text:span></text:p>
      <text:p text:style-name="P5"><text:span text:style-name="Teletype"><text:span text:style-name="T2">no es mas caro que una hora de conexión en un cyber café o la factura de la</text:span></text:span></text:p>
      <text:p text:style-name="P5"><text:span text:style-name="Teletype"><text:span text:style-name="T2">1</text:span></text:span></text:p>
      <text:p text:style-name="P5"><text:span text:style-name="Teletype"><text:span text:style-name="T2">http://www.ciudadccs.info/?p=186180</text:span></text:span></text:p>
      <text:p text:style-name="P5"><text:soft-page-break/><text:span text:style-name="Teletype"><text:span text:style-name="T2">conexión a Internet. Twitter, Facebook, MySpace, Blogger, Google+ son las</text:span></text:span></text:p>
      <text:p text:style-name="P5"><text:span text:style-name="Teletype"><text:span text:style-name="T2">alternativas mas comunes a la hora de promocionar un producto.</text:span></text:span></text:p>
      <text:p text:style-name="P5"><text:span text:style-name="Teletype"><text:span text:style-name="T2">Un estudio hecho recientemente en junio de 2011 por la empresa</text:span></text:span></text:p>
      <text:p text:style-name="P5"><text:span text:style-name="Teletype"><text:span text:style-name="T2">comScore Data Mine2 nos posiciona como el sexto país con mas horas</text:span></text:span></text:p>
      <text:p text:style-name="P5"><text:span text:style-name="Teletype"><text:span text:style-name="T2">mensuales dentro de las redes sociales. Según la pagina, Venezuela es el país</text:span></text:span></text:p>
      <text:p text:style-name="P5"><text:span text:style-name="Teletype"><text:span text:style-name="T2">en donde los internautas consumen hasta 7 horas mensuales dentro de las</text:span></text:span></text:p>
      <text:p text:style-name="P5"><text:span text:style-name="Teletype"><text:span text:style-name="T2">redes sociales. El primer país es Israel con 10.7 horas seguido de Rusia con</text:span></text:span></text:p>
      <text:p text:style-name="P5"><text:span text:style-name="Teletype"><text:span text:style-name="T2">10.3; España se ubica en el décimo lugar con 5.7 y EEUU en décimo tercero</text:span></text:span></text:p>
      <text:p text:style-name="P5"><text:span text:style-name="Teletype"><text:span text:style-name="T2">con 5.2 horas. La información detallada la podemos ver en el siguiente cuadro</text:span></text:span></text:p>
      <text:p text:style-name="P5"><text:span text:style-name="Teletype"><text:span text:style-name="T2">comparativo3.</text:span></text:span></text:p>
      <text:p text:style-name="P5"><text:span text:style-name="Teletype"><text:span text:style-name="T2">Estamos claros que muchas de estas herramientas aunque son gratuitas</text:span></text:span></text:p>
      <text:p text:style-name="P5"><text:span text:style-name="Teletype"><text:span text:style-name="T2">no son completamente libres; pero existe una lista larga de SL dedicado a</text:span></text:span></text:p>
      <text:p text:style-name="P5"><text:span text:style-name="Teletype"><text:span text:style-name="T2">integrarse a ellas. En el caso de nuestro SO Criollo “Canaima”, tenemos</text:span></text:span></text:p>
      <text:p text:style-name="P5"><text:span text:style-name="Teletype"><text:span text:style-name="T2">programas como Turpial, que se adapta a las redes de microblogging abiertas</text:span></text:span></text:p>
      <text:p text:style-name="P5"><text:span text:style-name="Teletype"><text:span text:style-name="T2">como Identi.ca o cerradas como la mas popular del pajarito. Tambien contamos</text:span></text:span></text:p>
      <text:p text:style-name="P5"><text:span text:style-name="Teletype"><text:span text:style-name="T2">con software para mensajería instantánea con EMESENE o gestores de correo</text:span></text:span></text:p>
      <text:p text:style-name="P5"><text:span text:style-name="Teletype"><text:span text:style-name="T2">electrónico como Guácharo.</text:span></text:span></text:p>
      <text:p text:style-name="P5"><text:span text:style-name="Teletype"><text:span text:style-name="T2">2</text:span></text:span></text:p>
      <text:p text:style-name="P5"><text:span text:style-name="Teletype"><text:span text:style-name="T2">3</text:span></text:span></text:p>
      <text:p text:style-name="P5"><text:span text:style-name="Teletype"><text:span text:style-name="T2">http://www.comscoredatamine.com/2011/06/average-time-spent-on-social-networking-sites-across-geographies/</text:span></text:span></text:p>
      <text:p text:style-name="P5"><text:span text:style-name="Teletype"><text:span text:style-name="T2">http://www.comscoredatamine.com/wp-content/uploads/2011/06/avg-hours-on-sn-sites-apr-11-ww.jpg</text:span></text:span></text:p>
      <text:p text:style-name="P5"><text:span text:style-name="Teletype"><text:span text:style-name="T2">“Por ahorrar dinero, la gente está dispuesta a pagar cualquier precio.”4</text:span></text:span></text:p>
      <text:p text:style-name="P5"><text:span text:style-name="Teletype"><text:span text:style-name="T2">Aunque un poco sesgado contra los países que no están alienados a la</text:span></text:span></text:p>
      <text:p text:style-name="P5"><text:span text:style-name="Teletype"><text:span text:style-name="T2">Business Software Alliance (BSA); un estudio realizado por esta empresa coloca</text:span></text:span></text:p>
      <text:p text:style-name="P5"><text:span text:style-name="Teletype"><text:span text:style-name="T2">a Venezuela como el país suramericano con mayor indice de piratería</text:span></text:span></text:p>
      <text:p text:style-name="P5"><text:span text:style-name="Teletype"><text:span text:style-name="T2">informática. Con 88% de software pirata para 2010 y 87% en 2009 la BSA</text:span></text:span></text:p>
      <text:p text:style-name="P5"><text:span text:style-name="Teletype"><text:span text:style-name="T2">considera que se han perdido solo en Venezuela $1.347 millones5.</text:span></text:span></text:p>
      <text:p text:style-name="P5"><text:span text:style-name="Teletype"><text:span text:style-name="T2">Cifras no muy alejadas de la realidad, que nos hacen pensar que el tema</text:span></text:span></text:p>
      <text:p text:style-name="P5"><text:span text:style-name="Teletype"><text:span text:style-name="T2">monetario a la hora de escoger el software de nuestra computadora, es</text:span></text:span></text:p>
      <text:p text:style-name="P5"><text:span text:style-name="Teletype"><text:span text:style-name="T2">irrelevante; al contrario nos afianza la necesidad de crear cultura libre dentro</text:span></text:span></text:p>
      <text:p text:style-name="P5"><text:soft-page-break/><text:span text:style-name="Teletype"><text:span text:style-name="T2">de la población. Sobre todo cuando logramos entender los problemas de</text:span></text:span></text:p>
      <text:p text:style-name="P5"><text:span text:style-name="Teletype"><text:span text:style-name="T2">seguridad, rigidez, legalidad y muchos otros que nos trae el software privativo.</text:span></text:span></text:p>
      <text:p text:style-name="P5"><text:span text:style-name="Teletype"><text:span text:style-name="T2">Librándonos de las maldiciones del Software Privativo y creando</text:span></text:span></text:p>
      <text:p text:style-name="P5"><text:span text:style-name="Teletype"><text:span text:style-name="T2">consciencia libre, los colectivos musicales podríamos librarnos del yugo de la</text:span></text:span></text:p>
      <text:p text:style-name="P5"><text:span text:style-name="Teletype"><text:span text:style-name="T2">industria y dedicarnos en cuerpo y alma a la producción de contenidos</text:span></text:span></text:p>
      <text:p text:style-name="P5"><text:span text:style-name="Teletype"><text:span text:style-name="T2">verdaderamente hermosos, gratuitos y de calidad inmejorable.</text:span></text:span></text:p>
      <text:p text:style-name="P5"><text:span text:style-name="Teletype"><text:span text:style-name="T2">El negocio de la música debe humanizarse y reeditarse pensando en la</text:span></text:span></text:p>
      <text:p text:style-name="P5"><text:span text:style-name="Teletype"><text:span text:style-name="T2">necesidad del creador y no de quien pretende apoderarse del conocimiento. Es</text:span></text:span></text:p>
      <text:p text:style-name="P5"><text:span text:style-name="Teletype"><text:span text:style-name="T2">el usuario final quien determinará el valor y la calidad del trabajo del creador.</text:span></text:span></text:p>
      <text:p text:style-name="P5"><text:span text:style-name="Teletype"><text:span text:style-name="T2">Imaginemos un mundo en donde el músico puede distribuir su creación</text:span></text:span></text:p>
      <text:p text:style-name="P5"><text:span text:style-name="Teletype"><text:span text:style-name="T2">libremente. Imaginemos un mundo donde el músico pueda organizar su propio</text:span></text:span></text:p>
      <text:p text:style-name="P5"><text:span text:style-name="Teletype"><text:span text:style-name="T2">recital y la gente, el consumidor final; se sienta complacido y pague el precio</text:span></text:span></text:p>
      <text:p text:style-name="P5"><text:span text:style-name="Teletype"><text:span text:style-name="T2">justo por ver a su artista favorito. Imaginemos un mundo verdaderamente libre.</text:span></text:span></text:p>
      <text:p text:style-name="P5"><text:span text:style-name="Teletype"><text:span text:style-name="T2">---------------------------</text:span></text:span></text:p>
      <text:p text:style-name="P5"><text:span text:style-name="Teletype"><text:span text:style-name="T2">Félix Eduardo León Sosa</text:span></text:span></text:p>
      <text:p text:style-name="P5"><text:span text:style-name="Teletype"><text:span text:style-name="T2">Técnico Audiovisual</text:span></text:span></text:p>
      <text:p text:style-name="P5"><text:span text:style-name="Teletype"><text:span text:style-name="T2">15.867.174</text:span></text:span></text:p>
      <text:p text:style-name="P5"><text:span text:style-name="Teletype"><text:span text:style-name="T2">Colectivo Puño Alzao</text:span></text:span></text:p>
      <text:p text:style-name="P5"><text:span text:style-name="Teletype"><text:span text:style-name="T2">http://fundalzao.blogspot.com</text:span></text:span></text:p>
      <text:p text:style-name="P5"><text:span text:style-name="Teletype"><text:span text:style-name="T2">blog: http://hierro59.blogspot.com</text:span></text:span></text:p>
      <text:p text:style-name="P5"><text:span text:style-name="Teletype"><text:span text:style-name="T2">e-mail: hierro59@gmail.com</text:span></text:span></text:p>
      <text:p text:style-name="P5"><text:span text:style-name="Teletype"><text:span text:style-name="T2">identi.ca - Twitter: @hierro59</text:span></text:span></text:p>
      <text:p text:style-name="P5"><text:span text:style-name="Teletype"><text:span text:style-name="T2">Tlfs:</text:span></text:span></text:p>
      <text:p text:style-name="P5"><text:span text:style-name="Teletype"><text:span text:style-name="T2">4</text:span></text:span></text:p>
      <text:p text:style-name="P5"><text:span text:style-name="Teletype"><text:span text:style-name="T2">5</text:span></text:span></text:p>
      <text:p text:style-name="P5"><text:span text:style-name="Teletype"><text:span text:style-name="T2">0255 665 62 73</text:span></text:span></text:p>
      <text:p text:style-name="P5"><text:span text:style-name="Teletype"><text:span text:style-name="T2">0416 926 56 18</text:span></text:span></text:p>
      <text:p text:style-name="P5"><text:span text:style-name="Teletype"><text:span text:style-name="T2">Lido Anthony "Lee" Iacocca (nacido el 15 de octubre de 1924 en Allentown, Pensilvania, Estados Unidos), de</text:span></text:span></text:p>
      <text:p text:style-name="P5"><text:span text:style-name="Teletype"><text:span text:style-name="T2">ascendencia italiana, es una de las personas más representativas de la industria del automóvil de finales del siglo</text:span></text:span></text:p>
      <text:p text:style-name="P5"><text:span text:style-name="Teletype"><text:span text:style-name="T2">XX y principios del XXI. Es el responsable de la creación del Ford Mustang y de las Minivans de Chrysler. Fuente:</text:span></text:span></text:p>
      <text:p text:style-name="P5"><text:span text:style-name="Teletype"><text:span text:style-name="T2">Wikipedia.org</text:span></text:span></text:p>
      <text:p text:style-name="P5"><text:span text:style-name="Teletype"><text:span text:style-name="T2">Octavo Estudio Anual de la BSA sobre PIRATERÍA DE SOFTWARE GLOBAL DE 2010 – mayo 2011</text:span></text:span></text:p>
      <text:p text:style-name="P5"><text:span text:style-name="Teletype"><text:span text:style-name="T2">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FolksBlack" svg:font-family="FolksBlack" style:font-pitch="variable"/>
    <style:font-face style:name="rsfs10" svg:font-family="rsfs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meta:document-statistic meta:table-count="0" meta:image-count="0" meta:object-count="0" meta:page-count="38" meta:paragraph-count="1235" meta:word-count="10031" meta:character-count="61186" meta:non-whitespace-character-count="51105"/>
    <dc:date>2012-02-25T18:26:56</dc:date>
    <dc:creator>omerta </dc:creator>
    <meta:editing-duration>PT7M55S</meta:editing-duration>
    <meta:editing-cycles>1</meta:editing-cycles>
    <meta:generator>LibreOffice/3.4$Linux LibreOffice_project/340m1$Build-502</meta:generator>
  </office:meta>
</office:document-meta>
</file>